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4f688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4f688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3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65d0153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69e3981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756539e"/>
    </style:style>
    <style:style style:name="P7" style:family="paragraph" style:parent-style-name="Standard">
      <style:text-properties officeooo:rsid="05fe4687" officeooo:paragraph-rsid="05fe4687"/>
    </style:style>
    <style:style style:name="P8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officeooo:paragraph-rsid="06f5639b"/>
    </style:style>
    <style:style style:name="P10" style:family="paragraph" style:parent-style-name="Footnote">
      <style:text-properties officeooo:rsid="016ea4c2" officeooo:paragraph-rsid="04e86f3f"/>
    </style:style>
    <style:style style:name="P11" style:family="paragraph" style:parent-style-name="Footnote">
      <style:text-properties officeooo:rsid="0522dfb5" officeooo:paragraph-rsid="0522dfb5"/>
    </style:style>
    <style:style style:name="P12" style:family="paragraph" style:parent-style-name="Footnote">
      <style:text-properties officeooo:paragraph-rsid="0384a15c"/>
    </style:style>
    <style:style style:name="P13" style:family="paragraph" style:parent-style-name="Footnote">
      <style:text-properties officeooo:paragraph-rsid="04473353"/>
    </style:style>
    <style:style style:name="P14" style:family="paragraph" style:parent-style-name="Footnote">
      <style:text-properties officeooo:rsid="043ccc66" officeooo:paragraph-rsid="06049971"/>
    </style:style>
    <style:style style:name="P15" style:family="paragraph" style:parent-style-name="Footnote">
      <style:text-properties officeooo:rsid="043ccc66" officeooo:paragraph-rsid="074473dc"/>
    </style:style>
    <style:style style:name="P16" style:family="paragraph" style:parent-style-name="Footnote">
      <style:text-properties officeooo:rsid="0654da3b" officeooo:paragraph-rsid="0654da3b"/>
    </style:style>
    <style:style style:name="P17" style:family="paragraph" style:parent-style-name="Footnote">
      <style:text-properties officeooo:rsid="054c99a6" officeooo:paragraph-rsid="067525b0"/>
    </style:style>
    <style:style style:name="P18" style:family="paragraph" style:parent-style-name="Footnote">
      <style:text-properties officeooo:rsid="0513ce87" officeooo:paragraph-rsid="0715f03f"/>
    </style:style>
    <style:style style:name="P19" style:family="paragraph" style:parent-style-name="Footnote">
      <style:text-properties officeooo:rsid="0513ce87" officeooo:paragraph-rsid="074473dc"/>
    </style:style>
    <style:style style:name="P20" style:family="paragraph" style:parent-style-name="Footnote">
      <style:text-properties officeooo:rsid="050b160e" officeooo:paragraph-rsid="0715f03f"/>
    </style:style>
    <style:style style:name="P21" style:family="paragraph" style:parent-style-name="Footnote">
      <style:text-properties officeooo:rsid="050b160e" officeooo:paragraph-rsid="07190c64"/>
    </style:style>
    <style:style style:name="P22" style:family="paragraph" style:parent-style-name="Footnote">
      <style:text-properties officeooo:paragraph-rsid="0726ebc8"/>
    </style:style>
    <style:style style:name="P23" style:family="paragraph" style:parent-style-name="Footnote">
      <style:text-properties officeooo:rsid="050fa72b" officeooo:paragraph-rsid="074473dc"/>
    </style:style>
    <style:style style:name="P24" style:family="paragraph" style:parent-style-name="Footnote">
      <style:text-properties officeooo:rsid="06fdc5a6" officeooo:paragraph-rsid="07649b9b"/>
    </style:style>
    <style:style style:name="P25" style:family="paragraph" style:parent-style-name="Footnote">
      <style:text-properties officeooo:rsid="06fdc5a6" officeooo:paragraph-rsid="076752a0"/>
    </style:style>
    <style:style style:name="P26" style:family="paragraph" style:parent-style-name="Text_20_body" style:list-style-name="L2">
      <style:text-properties officeooo:paragraph-rsid="070dc7e0"/>
    </style:style>
    <style:style style:name="P2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7636de8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fo:font-weight="normal" officeooo:paragraph-rsid="06aee4f0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41080eb" officeooo:paragraph-rsid="0527166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527166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76b605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648e34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5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7303670"/>
    </style:style>
    <style:style style:name="P36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f68805"/>
    </style:style>
    <style:style style:name="P37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4f7317a"/>
    </style:style>
    <style:style style:name="P38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7945d52"/>
    </style:style>
    <style:style style:name="P39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79262c7"/>
    </style:style>
    <style:style style:name="P40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fo:font-weight="normal" officeooo:rsid="077274a0" officeooo:paragraph-rsid="04f6880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 style:list-style-name="L2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77274a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L2">
      <style:text-properties officeooo:paragraph-rsid="04f68805"/>
    </style:style>
    <style:style style:name="P43" style:family="paragraph" style:parent-style-name="Standard" style:list-style-name="L2">
      <style:text-properties officeooo:paragraph-rsid="063c4bb4"/>
    </style:style>
    <style:style style:name="P44" style:family="paragraph" style:parent-style-name="Standard" style:list-style-name="L2">
      <style:text-properties officeooo:paragraph-rsid="073b2320"/>
    </style:style>
    <style:style style:name="P45" style:family="paragraph" style:parent-style-name="Standard" style:list-style-name="L2">
      <style:text-properties officeooo:paragraph-rsid="069f76b2"/>
    </style:style>
    <style:style style:name="P46" style:family="paragraph" style:parent-style-name="Standard" style:list-style-name="L2">
      <style:text-properties officeooo:paragraph-rsid="07472ed2"/>
    </style:style>
    <style:style style:name="P47" style:family="paragraph" style:parent-style-name="Standard" style:list-style-name="L2">
      <style:text-properties officeooo:paragraph-rsid="050aa1f1"/>
    </style:style>
    <style:style style:name="P48" style:family="paragraph" style:parent-style-name="Standard" style:list-style-name="L2">
      <style:text-properties officeooo:paragraph-rsid="0748f6c2"/>
    </style:style>
    <style:style style:name="P49" style:family="paragraph" style:parent-style-name="Standard" style:list-style-name="L2">
      <style:text-properties officeooo:paragraph-rsid="06729617"/>
    </style:style>
    <style:style style:name="P50" style:family="paragraph" style:parent-style-name="Standard" style:list-style-name="L2">
      <style:text-properties officeooo:paragraph-rsid="078265fb"/>
    </style:style>
    <style:style style:name="P51" style:family="paragraph" style:parent-style-name="Standard" style:list-style-name="L2">
      <style:text-properties officeooo:paragraph-rsid="07945d52"/>
    </style:style>
    <style:style style:name="P52" style:family="paragraph" style:parent-style-name="Standard" style:list-style-name="L2">
      <style:text-properties officeooo:paragraph-rsid="06ecfb72"/>
    </style:style>
    <style:style style:name="P53" style:family="paragraph" style:parent-style-name="Standard" style:list-style-name="L2">
      <style:text-properties officeooo:paragraph-rsid="0794615f"/>
    </style:style>
    <style:style style:name="P54" style:family="paragraph" style:parent-style-name="Standard" style:list-style-name="L2">
      <style:text-properties officeooo:paragraph-rsid="079262c7"/>
    </style:style>
    <style:style style:name="P55" style:family="paragraph" style:parent-style-name="Standard" style:list-style-name="L2">
      <style:text-properties style:font-name="Ubuntu3" fo:font-size="12pt" officeooo:rsid="01c83610" officeooo:paragraph-rsid="04f68805" style:font-size-asian="12pt" style:font-size-complex="12pt"/>
    </style:style>
    <style:style style:name="P56" style:family="paragraph" style:parent-style-name="Standard" style:list-style-name="L2">
      <style:text-properties fo:color="#000000" style:font-name="Ubuntu3" fo:font-size="12pt" officeooo:paragraph-rsid="04f68805" style:font-size-asian="12pt" style:font-size-complex="12pt"/>
    </style:style>
    <style:style style:name="P57" style:family="paragraph" style:parent-style-name="Standard" style:list-style-name="L2">
      <style:text-properties fo:color="#000000" style:font-name="Ubuntu3" fo:font-size="12pt" fo:language="nl" fo:country="NL" fo:font-weight="normal" officeooo:rsid="000cf346" officeooo:paragraph-rsid="04f6880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000000" style:font-name="Ubuntu3" fo:font-size="12pt" fo:language="nl" fo:country="NL" fo:font-weight="normal" officeooo:rsid="000cf346" officeooo:paragraph-rsid="04f6880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9" style:family="paragraph" style:parent-style-name="Standard" style:list-style-name="L2">
      <style:paragraph-properties fo:line-height="100%" fo:text-align="start" style:justify-single-word="false"/>
      <style:text-properties fo:color="#000000" style:font-name="Ubuntu3" fo:font-size="9.5pt" fo:language="nl" fo:country="NL" fo:font-weight="normal" officeooo:rsid="02e5ade6" officeooo:paragraph-rsid="065202e0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60" style:family="paragraph" style:parent-style-name="Standard" style:list-style-name="L2">
      <style:text-properties fo:color="#000000" style:font-name="Bitstream Vera Sans" fo:font-size="10pt" fo:language="nl" fo:country="NL" fo:font-style="normal" fo:font-weight="normal" officeooo:paragraph-rsid="04f6880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1" style:family="paragraph" style:parent-style-name="Standard" style:list-style-name="L2">
      <style:text-properties officeooo:rsid="041080eb" officeooo:paragraph-rsid="04f68805"/>
    </style:style>
    <style:style style:name="P62" style:family="paragraph" style:parent-style-name="Standard" style:list-style-name="L2">
      <style:paragraph-properties fo:margin-left="-1.498cm" fo:margin-right="0cm" fo:text-indent="0cm" style:auto-text-indent="false" fo:break-before="page"/>
      <style:text-properties officeooo:paragraph-rsid="077274a0"/>
    </style:style>
    <style:style style:name="P6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6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officeooo:rsid="01c83610" style:font-size-asian="12pt" style:font-size-complex="12pt"/>
    </style:style>
    <style:style style:name="T3" style:family="text">
      <style:text-properties style:font-name="Ubuntu3" fo:font-size="12pt" officeooo:rsid="0673d7fc" style:font-size-asian="12pt" style:font-size-complex="12pt"/>
    </style:style>
    <style:style style:name="T4" style:family="text">
      <style:text-properties style:font-name="Ubuntu3" fo:font-size="12pt" officeooo:rsid="06aee4f0" style:font-size-asian="12pt" style:font-size-complex="12pt"/>
    </style:style>
    <style:style style:name="T5" style:family="text">
      <style:text-properties style:font-name="Ubuntu3" fo:font-size="12pt" officeooo:rsid="0674a028" style:font-size-asian="12pt" style:font-size-complex="12pt"/>
    </style:style>
    <style:style style:name="T6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Ubuntu3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Ubuntu3" fo:font-size="12pt" fo:font-style="normal" officeooo:rsid="00bddfbe" style:font-size-asian="12pt" style:font-size-complex="12pt"/>
    </style:style>
    <style:style style:name="T9" style:family="text">
      <style:text-properties style:font-name="Ubuntu3" fo:font-size="12pt" officeooo:rsid="06aee4f0" style:font-name-asian="OpenSymbol" style:font-size-asian="12pt" style:font-name-complex="OpenSymbol" style:font-size-complex="12pt"/>
    </style:style>
    <style:style style:name="T10" style:family="text">
      <style:text-properties style:font-name="Ubuntu3" fo:font-size="12pt" officeooo:rsid="0673d7fc" style:font-name-asian="OpenSymbol" style:font-size-asian="12pt" style:font-size-complex="12pt"/>
    </style:style>
    <style:style style:name="T11" style:family="text">
      <style:text-properties style:font-name="Ubuntu3" fo:font-size="11pt" style:font-size-asian="11pt" style:font-size-complex="11pt"/>
    </style:style>
    <style:style style:name="T12" style:family="text">
      <style:text-properties style:font-name="Ubuntu3" fo:font-size="10pt" style:font-size-asian="10pt" style:font-size-complex="10pt"/>
    </style:style>
    <style:style style:name="T13" style:family="text">
      <style:text-properties style:font-name="Ubuntu3" officeooo:rsid="059284c3"/>
    </style:style>
    <style:style style:name="T14" style:family="text">
      <style:text-properties style:font-name="Ubuntu3" fo:font-weight="bold" officeooo:rsid="05b252d3" style:font-weight-asian="bold" style:font-weight-complex="bold"/>
    </style:style>
    <style:style style:name="T15" style:family="text">
      <style:text-properties style:font-name="Ubuntu3" fo:font-weight="bold" officeooo:rsid="059df69a" style:font-weight-asian="bold" style:font-weight-complex="bold"/>
    </style:style>
    <style:style style:name="T16" style:family="text">
      <style:text-properties style:font-name="Ubuntu3" fo:font-weight="bold" officeooo:rsid="059284c3" style:font-weight-asian="bold" style:font-weight-complex="bold"/>
    </style:style>
    <style:style style:name="T17" style:family="text">
      <style:text-properties style:font-name="Ubuntu3" fo:font-weight="bold" officeooo:rsid="05a93325" style:font-weight-asian="bold" style:font-weight-complex="bold"/>
    </style:style>
    <style:style style:name="T18" style:family="text">
      <style:text-properties style:font-name="Ubuntu3" fo:font-weight="bold" officeooo:rsid="05b362a9" style:font-weight-asian="bold" style:font-weight-complex="bold"/>
    </style:style>
    <style:style style:name="T19" style:family="text">
      <style:text-properties style:font-name="Ubuntu3" fo:font-weight="bold" officeooo:rsid="05b3d930" style:font-weight-asian="bold" style:font-weight-complex="bold"/>
    </style:style>
    <style:style style:name="T20" style:family="text">
      <style:text-properties style:font-name="Ubuntu3" fo:font-weight="bold" officeooo:rsid="05990fc5" style:font-weight-asian="bold" style:font-weight-complex="bold"/>
    </style:style>
    <style:style style:name="T21" style:family="text">
      <style:text-properties style:font-name="Ubuntu3" fo:font-weight="bold" officeooo:rsid="05b706a1" style:font-weight-asian="bold" style:font-weight-complex="bold"/>
    </style:style>
    <style:style style:name="T22" style:family="text">
      <style:text-properties style:font-name="Ubuntu3" fo:font-weight="bold" officeooo:rsid="05a47374" style:font-weight-asian="bold" style:font-weight-complex="bold"/>
    </style:style>
    <style:style style:name="T23" style:family="text">
      <style:text-properties style:font-name="Ubuntu3" fo:font-weight="bold" officeooo:rsid="06160a6e" style:font-weight-asian="bold" style:font-weight-complex="bold"/>
    </style:style>
    <style:style style:name="T24" style:family="text">
      <style:text-properties style:font-name="Ubuntu3" fo:font-weight="bold" officeooo:rsid="06181b20" style:font-weight-asian="bold" style:font-weight-complex="bold"/>
    </style:style>
    <style:style style:name="T25" style:family="text">
      <style:text-properties style:font-name="Ubuntu3" fo:font-weight="bold" officeooo:rsid="061ea11a" style:font-weight-asian="bold" style:font-weight-complex="bold"/>
    </style:style>
    <style:style style:name="T26" style:family="text">
      <style:text-properties style:font-name="Ubuntu3" fo:font-weight="bold" officeooo:rsid="06234873" style:font-weight-asian="bold" style:font-weight-complex="bold"/>
    </style:style>
    <style:style style:name="T27" style:family="text">
      <style:text-properties style:font-name="Ubuntu3" fo:font-weight="bold" officeooo:rsid="06259fae" style:font-weight-asian="bold" style:font-weight-complex="bold"/>
    </style:style>
    <style:style style:name="T28" style:family="text">
      <style:text-properties style:font-name="Ubuntu3" fo:font-weight="bold" officeooo:rsid="062a24bf" style:font-weight-asian="bold" style:font-weight-complex="bold"/>
    </style:style>
    <style:style style:name="T29" style:family="text">
      <style:text-properties style:font-name="Ubuntu3" fo:font-weight="bold" officeooo:rsid="062a2b2e" style:font-weight-asian="bold" style:font-weight-complex="bold"/>
    </style:style>
    <style:style style:name="T30" style:family="text">
      <style:text-properties style:font-name="Ubuntu3" fo:font-weight="bold" officeooo:rsid="0631762e" style:font-weight-asian="bold" style:font-weight-complex="bold"/>
    </style:style>
    <style:style style:name="T31" style:family="text">
      <style:text-properties style:font-name="Ubuntu3" fo:font-weight="bold" officeooo:rsid="0633a220" style:font-weight-asian="bold" style:font-weight-complex="bold"/>
    </style:style>
    <style:style style:name="T32" style:family="text">
      <style:text-properties style:font-name="Ubuntu3" fo:font-weight="bold" officeooo:rsid="0634cc87" style:font-weight-asian="bold" style:font-weight-complex="bold"/>
    </style:style>
    <style:style style:name="T33" style:family="text">
      <style:text-properties style:font-name="Ubuntu3" fo:font-weight="bold" officeooo:rsid="063ac5f8" style:font-weight-asian="bold" style:font-weight-complex="bold"/>
    </style:style>
    <style:style style:name="T34" style:family="text">
      <style:text-properties style:font-name="Ubuntu3" fo:font-weight="bold" officeooo:rsid="06b8e052" style:font-weight-asian="bold" style:font-weight-complex="bold"/>
    </style:style>
    <style:style style:name="T35" style:family="text">
      <style:text-properties style:font-name="Ubuntu3" fo:font-weight="bold" officeooo:rsid="06bdd0c4" style:font-weight-asian="bold" style:font-weight-complex="bold"/>
    </style:style>
    <style:style style:name="T36" style:family="text">
      <style:text-properties style:font-name="Ubuntu3" fo:font-weight="bold" officeooo:rsid="077e944d" style:font-weight-asian="bold" style:font-weight-complex="bold"/>
    </style:style>
    <style:style style:name="T37" style:family="text">
      <style:text-properties style:font-name="Ubuntu3" officeooo:rsid="0554f672"/>
    </style:style>
    <style:style style:name="T38" style:family="text">
      <style:text-properties fo:language="nl" fo:country="NL" style:language-asian="nl" style:country-asian="NL"/>
    </style:style>
    <style:style style:name="T39" style:family="text">
      <style:text-properties fo:language="nl" fo:country="NL" style:font-size-asian="12pt" style:language-asian="nl" style:country-asian="NL" style:font-size-complex="12pt"/>
    </style:style>
    <style:style style:name="T40" style:family="text">
      <style:text-properties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language="nl" fo:country="NL" fo:font-style="italic" officeooo:rsid="0252353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language="nl" fo:country="NL" fo:font-style="italic" officeooo:rsid="019fe3c1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language="nl" fo:country="NL" fo:font-style="normal" officeooo:rsid="019fe3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officeooo:rsid="02f99a6c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2da3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ff084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3117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aaed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92da7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49f7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3f70e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f72f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1f6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e3e58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457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f4e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197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cd259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eb34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ff54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292d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9284c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7777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3975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a352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0215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1f836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21a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461be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7172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7274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86b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9d667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eb1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b1624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5e34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72c6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e226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4bee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f66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ee70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1261e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33a3d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43eee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4533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a1220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ae2db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f21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808c1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d79e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d94ea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4e6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292d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b2cb6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b5851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d2442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d8782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03d7f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074ff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0ab6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0b14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284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295d5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2b089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811ac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84116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49f7f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86bbe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8df84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0b9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ebbf5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cc2b1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8cc19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09df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0b14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76b5d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4442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1d2b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6dabb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04c68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97957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74d9212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75206ec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9aa339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bddfbe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4c02cd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1a585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24b27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2752c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32e12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a5cf9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73" style:family="text">
      <style:text-properties fo:color="#000000" style:text-line-through-style="none" style:text-line-through-type="none" style:font-name="Ubuntu3" fo:font-size="12pt" style:text-underline-style="none" officeooo:rsid="03900f5c" style:font-size-asian="12pt" style:font-size-complex="12pt"/>
    </style:style>
    <style:style style:name="T174" style:family="text">
      <style:text-properties fo:color="#000000" style:text-line-through-style="none" style:text-line-through-type="none" style:font-name="Ubuntu3" fo:font-size="12pt" style:text-underline-style="none" officeooo:rsid="01492873" style:font-size-asian="12pt" style:font-size-complex="12pt"/>
    </style:style>
    <style:style style:name="T175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76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7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4a15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033797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ec0f1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726ebc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54da6f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523cb1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52f0c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06216d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6846455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0fa72b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715f03f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722b5eb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62d2c5d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6bdd0c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5a47374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6b8e05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77e944d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06" style:family="text">
      <style:text-properties fo:color="#000000" style:text-line-through-style="none" style:text-line-through-type="none" fo:language="nl" fo:country="NL" fo:font-style="normal" fo:font-weight="normal" officeooo:rsid="00fb8ff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fo:language="nl" fo:country="NL" fo:font-style="normal" style:text-underline-style="none" officeooo:rsid="04f944c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fo:language="nl" fo:country="NL" fo:font-style="normal" style:text-underline-style="none" officeooo:rsid="06a4f767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fo:language="nl" fo:country="NL" fo:font-style="normal" style:text-underline-style="none" fo:font-weight="normal" officeooo:rsid="050eb1e6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color="#000000" style:text-line-through-style="none" style:text-line-through-type="none" fo:language="nl" fo:country="NL" fo:font-style="normal" style:text-underline-style="none" fo:font-weight="normal" officeooo:rsid="04ae2db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color="#000000" style:text-line-through-style="none" style:text-line-through-type="none" fo:language="nl" fo:country="NL" fo:font-style="normal" style:text-underline-style="none" fo:font-weight="normal" officeooo:rsid="050eb1e6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fo:font-weight="normal" officeooo:rsid="057b59e4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fo:font-weight="normal" officeooo:rsid="06d24428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6b5851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6bcf5d7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officeooo:rsid="0775c93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officeooo:rsid="077f701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officeooo:rsid="04f7830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officeooo:rsid="04a72c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551f72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77f8a0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6d25b2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7804564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7915474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79262c7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fo:font-size="10pt" fo:language="nl" fo:country="NL" fo:font-style="normal" fo:font-weight="normal" officeooo:rsid="00fb8ff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font-size="10pt" fo:language="nl" fo:country="NL" fo:font-style="normal" fo:font-weight="normal" officeooo:rsid="04c438be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font-size="12pt" fo:language="nl" fo:country="NL" fo:font-style="normal" style:text-underline-style="none" officeooo:rsid="02ff0844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bold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Bitstream Vera Sans" fo:font-size="10pt" fo:language="nl" fo:country="NL" fo:font-style="normal" style:text-underline-style="none" fo:font-weight="normal" officeooo:rsid="05789da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style:font-name="Ubuntu3" fo:font-size="12pt" fo:language="nl" fo:country="NL" fo:font-weight="normal" officeooo:rsid="04e86f3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style:font-name="Ubuntu3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50" style:family="text">
      <style:text-properties fo:color="#000000" style:font-name="Ubuntu3" fo:font-size="12pt" style:text-underline-style="none" fo:font-weight="normal" officeooo:rsid="026e95e0" style:font-size-asian="12pt" style:font-weight-asian="normal" style:font-size-complex="12pt" style:font-weight-complex="normal"/>
    </style:style>
    <style:style style:name="T251" style:family="text">
      <style:text-properties fo:color="#000000" style:font-name="Ubuntu3" fo:font-size="12pt" style:text-underline-style="none" fo:font-weight="normal" officeooo:rsid="050ba6c9" style:font-size-asian="12pt" style:font-weight-asian="normal" style:font-size-complex="12pt" style:font-weight-complex="normal"/>
    </style:style>
    <style:style style:name="T252" style:family="text">
      <style:text-properties fo:color="#000000" style:font-name="Ubuntu3" fo:font-size="12pt" style:text-underline-style="none" fo:font-weight="normal" officeooo:rsid="0709dfc0" style:font-size-asian="12pt" style:font-weight-asian="normal" style:font-size-complex="12pt" style:font-weight-complex="normal"/>
    </style:style>
    <style:style style:name="T253" style:family="text">
      <style:text-properties fo:color="#000000" style:font-name="Ubuntu3" fo:font-size="12pt" style:text-underline-style="none" style:font-size-asian="12pt" style:font-size-complex="12pt"/>
    </style:style>
    <style:style style:name="T254" style:family="text">
      <style:text-properties fo:color="#000000" style:font-name="Ubuntu3" fo:font-size="12pt" style:text-underline-style="none" officeooo:rsid="057e0008" style:font-size-asian="12pt" style:font-size-complex="12pt"/>
    </style:style>
    <style:style style:name="T255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256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257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258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259" style:family="text">
      <style:text-properties fo:color="#000000" style:font-name="Ubuntu3" fo:font-size="12pt" style:font-size-asian="12pt" style:font-size-complex="12pt"/>
    </style:style>
    <style:style style:name="T260" style:family="text">
      <style:text-properties fo:color="#000000" style:font-name="Ubuntu3" fo:font-size="12pt" officeooo:rsid="004804ae" style:font-size-asian="12pt" style:font-size-complex="12pt"/>
    </style:style>
    <style:style style:name="T261" style:family="text">
      <style:text-properties fo:color="#000000" style:font-name="Ubuntu3" fo:font-size="12pt" officeooo:rsid="01657261" style:font-size-asian="12pt" style:font-size-complex="12pt"/>
    </style:style>
    <style:style style:name="T262" style:family="text">
      <style:text-properties fo:color="#000000" style:font-name="Ubuntu3" fo:font-size="12pt" officeooo:rsid="0382ccb7" style:font-size-asian="12pt" style:font-size-complex="12pt"/>
    </style:style>
    <style:style style:name="T263" style:family="text">
      <style:text-properties fo:color="#000000" style:font-name="Ubuntu3" fo:font-size="12pt" officeooo:rsid="03045141" style:font-size-asian="12pt" style:font-size-complex="12pt"/>
    </style:style>
    <style:style style:name="T264" style:family="text">
      <style:text-properties fo:color="#000000" style:font-name="Ubuntu3" fo:font-size="12pt" officeooo:rsid="0305e7c0" style:font-size-asian="12pt" style:font-size-complex="12pt"/>
    </style:style>
    <style:style style:name="T265" style:family="text">
      <style:text-properties fo:color="#000000" style:font-name="Ubuntu3" fo:font-size="12pt" officeooo:rsid="079ba9d2" style:font-size-asian="12pt" style:font-size-complex="12pt"/>
    </style:style>
    <style:style style:name="T266" style:family="text">
      <style:text-properties fo:color="#000000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fo:language="nl" fo:country="NL" fo:font-weight="normal" officeooo:rsid="0375428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fo:language="nl" fo:country="NL" fo:font-weight="normal" officeooo:rsid="004295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fo:language="nl" fo:country="NL" fo:font-weight="normal" officeooo:rsid="0051ee4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fo:language="nl" fo:country="NL" fo:font-weight="normal" officeooo:rsid="015b182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text-underline-style="none" officeooo:rsid="0588721b" style:font-size-asian="12pt" style:font-size-complex="12pt"/>
    </style:style>
    <style:style style:name="T272" style:family="text">
      <style:text-properties style:text-line-through-style="none" style:text-line-through-type="none" style:font-name="Ubuntu3" fo:font-size="12pt" fo:font-style="normal" style:text-underline-style="none" fo:font-weight="normal" officeooo:rsid="05223cd8" style:font-size-asian="12pt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style:text-line-through-style="none" style:text-line-through-type="none" style:font-name="Ubuntu3" fo:font-size="12pt" fo:font-style="normal" officeooo:rsid="0526a1ff" style:font-size-asian="12pt" style:font-style-asian="normal" style:font-size-complex="12pt" style:font-style-complex="normal"/>
    </style:style>
    <style:style style:name="T274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275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76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277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78" style:family="text">
      <style:text-properties style:text-line-through-style="none" style:text-line-through-type="none" style:font-name="Ubuntu3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79" style:family="text">
      <style:text-properties style:text-line-through-style="none" style:text-line-through-type="none" style:font-name="Ubuntu3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Ubuntu3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Ubuntu3" fo:font-size="12pt" style:text-underline-style="none" fo:font-weight="normal" officeooo:rsid="069b0200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Ubuntu3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Ubuntu3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Ubuntu3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Ubuntu3" fo:font-size="12pt" style:text-underline-style="none" fo:font-weight="normal" officeooo:rsid="076b834e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Ubuntu3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Ubuntu3" fo:font-size="12pt" style:text-underline-style="none" fo:font-weight="normal" officeooo:rsid="00bddfbe" fo:background-color="transparent" loext:char-shading-value="0" style:font-name-asian="DejaVu Sans1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Ubuntu3" fo:font-size="12pt" style:text-underline-style="none" fo:font-weight="normal" officeooo:rsid="05960b2f" fo:background-color="transparent" loext:char-shading-value="0" style:font-name-asian="DejaVu Sans1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Ubuntu3" fo:font-size="12pt" style:text-underline-style="none" fo:font-weight="normal" officeooo:rsid="0598cb0a" fo:background-color="transparent" loext:char-shading-value="0" style:font-name-asian="DejaVu Sans1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Ubuntu3" fo:font-size="12pt" style:text-underline-style="none" fo:font-weight="normal" officeooo:rsid="05960b2f" style:font-name-asian="DejaVu Sans1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294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295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296" style:family="text">
      <style:text-properties style:text-line-through-style="none" style:text-line-through-type="none" style:font-name="Ubuntu3" fo:font-size="12pt" style:text-underline-style="none" officeooo:rsid="05789dad" style:font-size-asian="12pt" style:font-size-complex="12pt"/>
    </style:style>
    <style:style style:name="T297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298" style:family="text">
      <style:text-properties style:text-line-through-style="none" style:text-line-through-type="none" style:font-name="Ubuntu3" fo:font-size="12pt" style:text-underline-style="none" officeooo:rsid="057a5164" style:font-size-asian="12pt" style:font-size-complex="12pt"/>
    </style:style>
    <style:style style:name="T299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300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301" style:family="text">
      <style:text-properties style:text-line-through-style="none" style:text-line-through-type="none" style:font-name="Ubuntu3" fo:font-size="12pt" style:text-underline-style="none" officeooo:rsid="06a75228" style:font-size-asian="12pt" style:font-size-complex="12pt"/>
    </style:style>
    <style:style style:name="T302" style:family="text">
      <style:text-properties style:text-line-through-style="none" style:text-line-through-type="none" fo:font-size="12pt" fo:font-style="normal" style:text-underline-style="none" officeooo:rsid="0526a1ff" style:font-size-asian="12pt" style:font-style-asian="normal" style:font-size-complex="12pt" style:font-style-complex="normal"/>
    </style:style>
    <style:style style:name="T303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04" style:family="text">
      <style:text-properties style:text-line-through-style="none" style:text-line-through-type="none" style:text-underline-style="none" officeooo:rsid="0640fe50" style:font-size-asian="12pt" style:font-size-complex="12pt"/>
    </style:style>
    <style:style style:name="T305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06" style:family="text">
      <style:text-properties style:text-line-through-style="none" style:text-line-through-type="none" style:text-underline-style="none" officeooo:rsid="079dea41" style:font-size-asian="12pt" style:font-size-complex="12pt"/>
    </style:style>
    <style:style style:name="T307" style:family="text">
      <style:text-properties style:text-line-through-style="none" style:text-line-through-type="none" style:text-underline-style="none" officeooo:rsid="05960b2f" style:font-name-asian="DejaVu Sans1" style:font-size-asian="12pt" style:font-size-complex="12pt"/>
    </style:style>
    <style:style style:name="T308" style:family="text">
      <style:text-properties style:use-window-font-color="true"/>
    </style:style>
    <style:style style:name="T30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style:font-name="Ubuntu3" fo:font-size="12pt" fo:language="nl" fo:country="N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style:font-name="Ubuntu3" fo:font-size="12pt" fo:language="nl" fo:country="NL" fo:font-style="normal" officeooo:rsid="065d015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style:font-name="Ubuntu3" fo:font-size="12pt" fo:language="nl" fo:country="NL" fo:font-style="normal" officeooo:rsid="066184e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28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29" style:family="text">
      <style:text-properties style:use-window-font-color="true" officeooo:rsid="047da547"/>
    </style:style>
    <style:style style:name="T330" style:family="text">
      <style:text-properties officeooo:rsid="0394a435"/>
    </style:style>
    <style:style style:name="T331" style:family="text">
      <style:text-properties officeooo:rsid="03976b7e"/>
    </style:style>
    <style:style style:name="T332" style:family="text">
      <style:text-properties fo:font-size="12pt" style:font-size-asian="12pt" style:font-size-complex="12pt"/>
    </style:style>
    <style:style style:name="T333" style:family="text">
      <style:text-properties fo:font-size="12pt" officeooo:rsid="05272449" style:font-size-asian="12pt" style:font-size-complex="12pt"/>
    </style:style>
    <style:style style:name="T334" style:family="text">
      <style:text-properties fo:font-size="12pt" officeooo:rsid="0526a1ff" style:font-size-asian="12pt" style:font-size-complex="12pt"/>
    </style:style>
    <style:style style:name="T335" style:family="text">
      <style:text-properties fo:font-size="12pt" officeooo:rsid="0154e886" style:font-size-asian="12pt" style:font-size-complex="12pt"/>
    </style:style>
    <style:style style:name="T336" style:family="text">
      <style:text-properties fo:font-size="12pt" officeooo:rsid="02eddb5a" style:font-size-asian="12pt" style:font-size-complex="12pt"/>
    </style:style>
    <style:style style:name="T337" style:family="text">
      <style:text-properties fo:font-size="12pt" officeooo:rsid="064c9632" style:font-size-asian="12pt" style:font-size-complex="12pt"/>
    </style:style>
    <style:style style:name="T338" style:family="text">
      <style:text-properties fo:font-size="12pt" officeooo:rsid="0674a028" style:font-size-asian="12pt" style:font-size-complex="12pt"/>
    </style:style>
    <style:style style:name="T339" style:family="text">
      <style:text-properties fo:font-size="12pt" officeooo:rsid="0673d7fc" style:font-size-asian="12pt" style:font-size-complex="12pt"/>
    </style:style>
    <style:style style:name="T340" style:family="text">
      <style:text-properties fo:font-size="12pt" officeooo:rsid="06ac065f" style:font-size-asian="12pt" style:font-size-complex="12pt"/>
    </style:style>
    <style:style style:name="T341" style:family="text">
      <style:text-properties fo:font-size="12pt" officeooo:rsid="06aee4f0" style:font-size-asian="12pt" style:font-size-complex="12pt"/>
    </style:style>
    <style:style style:name="T342" style:family="text">
      <style:text-properties fo:font-size="12pt" officeooo:rsid="06af5f5b" style:font-size-asian="12pt" style:font-size-complex="12pt"/>
    </style:style>
    <style:style style:name="T343" style:family="text">
      <style:text-properties officeooo:rsid="047fb57c"/>
    </style:style>
    <style:style style:name="T344" style:family="text">
      <style:text-properties officeooo:rsid="047da547"/>
    </style:style>
    <style:style style:name="T345" style:family="text">
      <style:text-properties style:font-size-asian="12pt" style:font-size-complex="12pt"/>
    </style:style>
    <style:style style:name="T346" style:family="text">
      <style:text-properties officeooo:rsid="0462b983" style:font-size-asian="12pt" style:font-size-complex="12pt"/>
    </style:style>
    <style:style style:name="T347" style:family="text">
      <style:text-properties officeooo:rsid="01657261" style:font-size-asian="12pt" style:font-size-complex="12pt"/>
    </style:style>
    <style:style style:name="T348" style:family="text">
      <style:text-properties officeooo:rsid="00bddfbe" style:font-size-asian="12pt" style:font-size-complex="12pt"/>
    </style:style>
    <style:style style:name="T349" style:family="text">
      <style:text-properties officeooo:rsid="04473353"/>
    </style:style>
    <style:style style:name="T350" style:family="text">
      <style:text-properties officeooo:rsid="05903285"/>
    </style:style>
    <style:style style:name="T351" style:family="text">
      <style:text-properties officeooo:rsid="0594b105"/>
    </style:style>
    <style:style style:name="T352" style:family="text">
      <style:text-properties officeooo:rsid="0549680c"/>
    </style:style>
    <style:style style:name="T353" style:family="text">
      <style:text-properties officeooo:rsid="050aa1f1"/>
    </style:style>
    <style:style style:name="T354" style:family="text">
      <style:text-properties officeooo:rsid="059284c3"/>
    </style:style>
    <style:style style:name="T355" style:family="text">
      <style:text-properties officeooo:rsid="059c5c70"/>
    </style:style>
    <style:style style:name="T356" style:family="text">
      <style:text-properties fo:font-weight="normal" style:font-weight-asian="normal" style:font-weight-complex="normal"/>
    </style:style>
    <style:style style:name="T357" style:family="text">
      <style:text-properties officeooo:rsid="06049971"/>
    </style:style>
    <style:style style:name="T358" style:family="text">
      <style:text-properties officeooo:rsid="065518f9"/>
    </style:style>
    <style:style style:name="T359" style:family="text">
      <style:text-properties officeooo:rsid="0656573b"/>
    </style:style>
    <style:style style:name="T360" style:family="text">
      <style:text-properties style:font-name="OpenSymbol" fo:font-size="12pt" officeooo:rsid="06aee4f0" style:font-name-asian="OpenSymbol" style:font-size-asian="12pt" style:font-name-complex="OpenSymbol" style:font-size-complex="12pt"/>
    </style:style>
    <style:style style:name="T361" style:family="text">
      <style:text-properties style:text-position="0% 100%" fo:language="nl" fo:country="NL" fo:font-style="normal" style:text-underline-style="none" officeooo:rsid="0683d03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2" style:family="text">
      <style:text-properties officeooo:rsid="043ccc66"/>
    </style:style>
    <style:style style:name="T363" style:family="text">
      <style:text-properties officeooo:rsid="0709dfc0"/>
    </style:style>
    <style:style style:name="T364" style:family="text">
      <style:text-properties officeooo:rsid="0709fa49"/>
    </style:style>
    <style:style style:name="T365" style:family="text">
      <style:text-properties officeooo:rsid="070b14e1"/>
    </style:style>
    <style:style style:name="T366" style:family="text">
      <style:text-properties fo:font-weight="bold" officeooo:rsid="0549680c" style:font-weight-asian="bold" style:font-weight-complex="bold"/>
    </style:style>
    <style:style style:name="T367" style:family="text">
      <style:text-properties officeooo:rsid="07673083"/>
    </style:style>
    <style:style style:name="T368" style:family="text">
      <style:text-properties officeooo:rsid="0768eba6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45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Gebruiker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" form:id="control5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6" form:id="control6" form:label="Keuzevak" form:tab-index="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9" form:id="control9" form:label="Keuzevak" form:tab-index="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3" form:id="control13" form:label="Keuzevak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14" form:id="control14" form:label="Keuzevak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19" form:id="control19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0" form:id="control20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2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3" form:id="control23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4" form:id="control24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2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2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28" form:id="control28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30" form:id="control30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31" form:id="control31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32" form:id="control32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33" form:id="control33" form:label="Keuzevak" form:tab-index="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Strong_20_Emphasis"><text:span text:style-name="T247">C</text:span></text:span><text:span text:style-name="Strong_20_Emphasis"><text:span text:style-name="T239">hecklist voor </text:span></text:span><text:span text:style-name="Strong_20_Emphasis"><text:span text:style-name="T240">het</text:span></text:span><text:span text:style-name="Strong_20_Emphasis"><text:span text:style-name="T239"> install</text:span></text:span><text:span text:style-name="Strong_20_Emphasis"><text:span text:style-name="T240">eren</text:span></text:span><text:span text:style-name="Strong_20_Emphasis"><text:span text:style-name="T239"> van </text:span></text:span><text:reference-mark-start text:name="Distributie"/><text:span text:style-name="Strong_20_Emphasis"><text:span text:style-name="T243">Ubuntu</text:span></text:span><text:reference-mark-end text:name="Distributie"/><text:span text:style-name="Strong_20_Emphasis"><text:span text:style-name="T246"><text:note text:id="ftn1" text:note-class="footnote"><text:note-citation>1</text:note-citation><text:note-body><text:p text:style-name="P24"><text:span text:style-name="T368">Ubuntu GNOME, Xubuntu, of Lubuntu (werkomgeving respectievelijk GNOME, Xfce, of </text:span>LXDE).</text:p></text:note-body></text:note></text:span></text:span><text:span text:style-name="Strong_20_Emphasis"><text:span text:style-name="T243"> </text:span></text:span><text:reference-mark-start text:name="Versie"/><text:span text:style-name="Strong_20_Emphasis"><text:span text:style-name="T243">1</text:span></text:span><text:span text:style-name="Strong_20_Emphasis"><text:span text:style-name="T244">6</text:span></text:span><text:span text:style-name="Strong_20_Emphasis"><text:span text:style-name="T243">.04 LTS</text:span></text:span><text:reference-mark-end text:name="Versie"/><text:span text:style-name="Strong_20_Emphasis"><text:span text:style-name="T241"><text:note text:id="ftn2" text:note-class="footnote"><text:note-citation>2</text:note-citation><text:note-body><text:p text:style-name="P10"><text:span text:style-name="T331">Deze versie heeft codenaam Xenial Xerus</text:span> <text:span text:style-name="T331">en is een zogenaamde</text:span> <text:span text:style-name="T330">LTS-versie (Long-Term Support, langetermijnondersteuning) en wordt vanaf uitgave drie jaar ondersteund (tot april 2019).</text:span></text:p></text:note-body></text:note></text:span></text:span><text:span text:style-name="Strong_20_Emphasis"><text:span text:style-name="T241"> </text:span></text:span><text:reference-mark-start text:name="Editie"/><text:span text:style-name="Strong_20_Emphasis"><text:span text:style-name="T242">desktop</text:span></text:span><text:reference-mark-end text:name="Editie"/><text:span text:style-name="Strong_20_Emphasis"><text:span text:style-name="T245">.</text:span></text:span></text:p>
      <text:p text:style-name="P6"/>
      <text:p text:style-name="Standard"><text:span text:style-name="Citation"><text:span text:style-name="T39">Gebruik</text:span></text:span><text:span text:style-name="Citation"><text:span text:style-name="T266"> </text:span></text:span><text:span text:style-name="Citation"><text:span text:style-name="T267">ook</text:span></text:span><text:span text:style-name="Citation"><text:span text:style-name="T266"> </text:span></text:span><text:span text:style-name="Citation"><text:span text:style-name="T268">C</text:span></text:span><text:span text:style-name="Citation"><text:span text:style-name="T266">hecklist </text:span></text:span><text:span text:style-name="Citation"><text:span text:style-name="T269">i</text:span></text:span><text:span text:style-name="Citation"><text:span text:style-name="T266">nstall</text:span></text:span><text:span text:style-name="Citation"><text:span text:style-name="T270">atie </text:span></text:span><text:span text:style-name="Citation"><text:span text:style-name="T270"><text:reference-ref text:reference-format="text" text:ref-name="Distributie">Ubuntu</text:reference-ref></text:span></text:span><text:span text:style-name="Citation"><text:span text:style-name="T266"> </text:span></text:span><text:span text:style-name="Citation"><text:span text:style-name="T266"><text:reference-ref text:reference-format="text" text:ref-name="Versie">16.04 LTS</text:reference-ref></text:span></text:span><text:span text:style-name="Citation"><text:span text:style-name="T266"> </text:span></text:span><text:span text:style-name="Citation"><text:span text:style-name="T266"><text:reference-ref text:reference-format="text" text:ref-name="Editie">desktop</text:reference-ref></text:span></text:span><text:span text:style-name="Citation"><text:span text:style-name="T270"> </text:span></text:span><text:span text:style-name="Citation"><text:span text:style-name="T43">c</text:span></text:span><text:span text:style-name="Citation"><text:span text:style-name="T44">omputernaam</text:span></text:span><text:span text:style-name="Citation"><text:span text:style-name="T45"><text:note text:id="ftn3" text:note-class="footnote"><text:note-citation>3</text:note-citation><text:note-body><text:p text:style-name="P16">Als <text:span text:style-name="T359">aanwezig, anders is</text:span> het volgen van <text:span text:style-name="T359">alleen </text:span>deze <text:span text:style-name="T358">checklist</text:span> voldoende.</text:p></text:note-body></text:note></text:span></text:span></text:p>
      <text:p text:style-name="P3"/>
      <text:p text:style-name="P9"><text:span text:style-name="T47">Kijk op</text:span><text:span text:style-name="T239"> </text:span><text:a xlink:type="simple" xlink:href="http://karelzimmer.nl/" text:style-name="Internet_20_link" text:visited-style-name="Visited_20_Internet_20_Link"><text:span text:style-name="Internet_20_link"><text:span text:style-name="T6">karelzimmer.nl</text:span></text:span></text:a><text:span text:style-name="T239"> </text:span><text:span text:style-name="T309">voor</text:span><text:span text:style-name="T310"> </text:span><text:span text:style-name="T311">deze en andere </text:span><text:span text:style-name="T48">checklists, scripts, en overige bestanden.</text:span></text:p>
      <text:p text:style-name="P8"/>
      <text:p text:style-name="P7"><text:span text:style-name="T48">D</text:span><text:span text:style-name="T47">it is een invulbare PD</text:span><text:span text:style-name="T71">F</text:span><text:span text:style-name="T47"> met tekst- en keuzevakken; </text:span><text:span text:style-name="T89">a</text:span><text:span text:style-name="T47">fdrukken is niet noodzakelijk.</text:span></text:p>
      <text:p text:style-name="P1"/>
      <text:p text:style-name="P1"/>
      <text:p text:style-name="P1">V<text:span text:style-name="T343">ul de waarden in het tekstvak achter de </text:span><text:span text:style-name="Definition"><text:span text:style-name="T344">schuingedrukte</text:span></text:span> <text:span text:style-name="T344">woorden </text:span><text:span text:style-name="T329">(zie toelichting)</text:span><text:span text:style-name="T344">:</text:span></text:p>
      <text:p text:style-name="P4"><text:span text:style-name="Definition"><text:span text:style-name="T313">g</text:span></text:span><text:span text:style-name="Definition"><text:span text:style-name="T312">ebruiker</text:span></text:span><text:span text:style-name="Definition"><text:span text:style-name="T314"><text:tab/><text:tab/></text:span></text:span><text:span text:style-name="Definition"><text:span text:style-name="T308"> <text:tab/><text:tab/></text:span></text:span><text:span text:style-name="T315"><draw:control text:anchor-type="as-char" svg:y="-0.429cm" draw:z-index="0" draw:name="Gebruiker" draw:style-name="gr1" draw:text-style-name="P63" svg:width="6.061cm" svg:height="0.6cm" draw:control="control1"><svg:title>Gebruiker</svg:title><svg:desc>Volledige naam, bijv. Jan Stek</svg:desc></draw:control></text:span><text:span text:style-name="T315"><text:tab/></text:span><text:span text:style-name="T316">(</text:span><text:span text:style-name="T327">volledige naam, bijv. Jan Stek</text:span><text:span text:style-name="T328">)</text:span></text:p>
      <text:p text:style-name="P5"><text:span text:style-name="Definition"><text:span text:style-name="T313">g</text:span></text:span><text:span text:style-name="Definition"><text:span text:style-name="T312">ebruikersnaam<text:tab/></text:span></text:span><text:span text:style-name="Definition"><text:span text:style-name="T312"><draw:control text:anchor-type="as-char" svg:y="-0.429cm" draw:z-index="1" draw:name="Gberuikersnaam" draw:style-name="gr1" draw:text-style-name="P63" svg:width="6.061cm" svg:height="0.6cm" draw:control="control2"><svg:title>Gebruikersnaam</svg:title><svg:desc>Korte naam, bijv. jan</svg:desc></draw:control></text:span></text:span><text:span text:style-name="Definition"><text:span text:style-name="T312"><text:tab/></text:span></text:span><text:span text:style-name="Definition"><text:span text:style-name="T319">(</text:span></text:span><text:span text:style-name="Definition"><text:span text:style-name="T318">korte naam, bijv. jan</text:span></text:span><text:span text:style-name="Definition"><text:span text:style-name="T319">)</text:span></text:span></text:p>
      <text:p text:style-name="P4"><text:span text:style-name="Definition"><text:span text:style-name="T326">c</text:span></text:span><text:span text:style-name="Definition"><text:span text:style-name="T325">omputernaam<text:tab/><text:tab/></text:span></text:span><text:span text:style-name="Definition"><text:span text:style-name="T315"><draw:control text:anchor-type="as-char" svg:y="-0.429cm" draw:z-index="2" draw:name="Computernaam" draw:style-name="gr1" draw:text-style-name="P63" svg:width="6.061cm" svg:height="0.6cm" draw:control="control3"><svg:title>Computernaam</svg:title><svg:desc>Unieke naam van de computer</svg:desc></draw:control></text:span></text:span><text:span text:style-name="Definition"><text:span text:style-name="T315"><text:tab/></text:span></text:span><text:span text:style-name="Definition"><text:span text:style-name="T322">(</text:span></text:span><text:span text:style-name="Definition"><text:span text:style-name="T320">unieke naam van de compute</text:span></text:span><text:span text:style-name="Definition"><text:span text:style-name="T321">r</text:span></text:span><text:span text:style-name="Definition"><text:span text:style-name="T322">)</text:span></text:span></text:p>
      <text:p text:style-name="P4"><text:span text:style-name="Definition"><text:span text:style-name="T313">o</text:span></text:span><text:span text:style-name="Definition"><text:span text:style-name="T312">pstartmenu</text:span></text:span><text:span text:style-name="Definition"><text:span text:style-name="T315"><text:tab/><text:tab/><text:tab/></text:span></text:span><text:span text:style-name="Definition"><text:span text:style-name="T315"><draw:control text:anchor-type="as-char" svg:y="-0.429cm" draw:z-index="3" draw:name="Opstartmenu" draw:style-name="gr1" draw:text-style-name="P63" svg:width="6.061cm" svg:height="0.6cm" draw:control="control4"><svg:title>Opstartmenu</svg:title><svg:desc>Toets voor het opstartmenu ("bootmenu")</svg:desc></draw:control></text:span></text:span><text:span text:style-name="Definition"><text:span text:style-name="T315"><text:tab/></text:span></text:span><text:span text:style-name="Definition"><text:span text:style-name="T322">(</text:span></text:span><text:span text:style-name="Definition"><text:span text:style-name="T320">to</text:span></text:span><text:span text:style-name="Definition"><text:span text:style-name="T323">ets voor het opstartmedium</text:span></text:span><text:span text:style-name="Definition"><text:span text:style-name="T324">)</text:span></text:span></text:p>
      <text:p text:style-name="P4"><text:span text:style-name="Definition"><text:span text:style-name="T313">i</text:span></text:span><text:span text:style-name="Definition"><text:span text:style-name="T312">nstellingen</text:span></text:span><text:span text:style-name="T315"><text:tab/> <text:tab/><text:tab/></text:span><text:span text:style-name="T315"><draw:control text:anchor-type="as-char" svg:y="-0.429cm" draw:z-index="4" draw:name="Instellingen" draw:style-name="gr1" draw:text-style-name="P63" svg:width="6.061cm" svg:height="0.6cm" draw:control="control5"><svg:title>Instellingen</svg:title><svg:desc>Toets voor het BIOS/UEFI-scherm ("setup")</svg:desc></draw:control></text:span><text:span text:style-name="T315"><text:tab/></text:span><text:span text:style-name="T316">(</text:span><text:span text:style-name="T317">toets voor het BIOS/UEFI-scherm</text:span><text:span text:style-name="T316">)</text:span></text:p>
      <text:p text:style-name="P1">Vervang <text:span text:style-name="Definition"><text:span text:style-name="T344">schuingedrukte</text:span></text:span> <text:span text:style-name="T344">woorden </text:span>in deze checklist door <text:span text:style-name="T344">boven</text:span>staande waarden.</text:p>
      <text:p text:style-name="P2"/>
      <text:p text:style-name="P2"/>
      <text:list xml:id="list6439877566190831215" text:style-name="L1">
        <text:list-item>
          <text:p text:style-name="P28"><text:span text:style-name="T332">Installatie voorbereiden<text:line-break/><text:line-break/><text:tab/></text:span><text:span text:style-name="T342">N</text:span><text:span text:style-name="T341">og niet op Linux<text:tab/></text:span><text:span text:style-name="T360"></text:span><text:span text:style-name="T9"> </text:span><text:span text:style-name="T4">ge</text:span><text:span text:style-name="T5">brui</text:span><text:span text:style-name="T338">k Checklist migratie</text:span><text:span text:style-name="T339">.<text:line-break/><text:tab/></text:span><text:span text:style-name="T342">N</text:span><text:span text:style-name="T339">ieuw</text:span><text:span text:style-name="T340">e</text:span><text:span text:style-name="T339"> installatie<text:tab/></text:span><text:span text:style-name="T360"></text:span><text:span text:style-name="T10"> </text:span><text:span text:style-name="T9">b</text:span><text:span text:style-name="T3">egin </text:span><text:span text:style-name="T339">bij hoofdstuk 2.</text:span></text:p>
        </text:list-item>
      </text:list>
      <text:list xml:id="list7707516146134822445" text:style-name="L2">
        <text:list-item>
          <text:list>
            <text:list-header>
              <text:p text:style-name="P42"><text:span text:style-name="Strong_20_Emphasis"><text:span text:style-name="T248"/></text:span></text:p>
            </text:list-header>
            <text:list-item>
              <text:p text:style-name="P42"><text:span text:style-name="T49"><draw:control text:anchor-type="as-char" draw:z-index="5" draw:style-name="gr2" draw:text-style-name="P64" svg:width="0.35cm" svg:height="0.35cm" draw:control="control6"/></text:span><text:span text:style-name="T49"><text:tab/></text:span><text:span text:style-name="T1">Aanmelden als </text:span><text:span text:style-name="Definition"><text:span text:style-name="T345">gebruike</text:span></text:span><text:span text:style-name="Definition"><text:span text:style-name="T346">r</text:span></text:span><text:span text:style-name="Definition"><text:span text:style-name="T346"><text:text-input text:description=""/></text:span></text:span><text:span text:style-name="T2">.</text:span></text:p>
              <text:p text:style-name="P55"/>
            </text:list-item>
            <text:list-item>
              <text:p text:style-name="P43"><text:span text:style-name="Strong_20_Emphasis"><text:span text:style-name="T49"><draw:control text:anchor-type="as-char" draw:z-index="6" draw:style-name="gr2" draw:text-style-name="P64" svg:width="0.35cm" svg:height="0.35cm" draw:control="control7"/></text:span></text:span><text:span text:style-name="Strong_20_Emphasis"><text:span text:style-name="T49"><text:tab/></text:span></text:span><text:span text:style-name="Strong_20_Emphasis"><text:span text:style-name="T66">Download de scripts via</text:span></text:span><text:span text:style-name="Strong_20_Emphasis"><text:span text:style-name="T50"> </text:span></text:span><text:span text:style-name="Strong_20_Emphasis"><text:span text:style-name="T73">het </text:span></text:span><text:span text:style-name="Strong_20_Emphasis"><text:span text:style-name="T165">Terminalvenster</text:span></text:span><text:span text:style-name="Strong_20_Emphasis"><text:span text:style-name="T49">, </text:span></text:span><text:span text:style-name="Strong_20_Emphasis"><text:span text:style-name="T86">te bereiken via de <text:line-break/><text:tab/><text:tab/>toetscombinatie Ctrl + Alt + T. </text:span></text:span><text:span text:style-name="Strong_20_Emphasis"><text:span text:style-name="T63"><text:line-break/><text:tab/><text:tab/></text:span></text:span><text:span text:style-name="Strong_20_Emphasis"><text:span text:style-name="T148">T</text:span></text:span><text:span text:style-name="Strong_20_Emphasis"><text:span text:style-name="T63">yp </text:span></text:span><text:span text:style-name="Strong_20_Emphasis"><text:span text:style-name="T64">in</text:span></text:span><text:span text:style-name="Strong_20_Emphasis"><text:span text:style-name="T63">, of kopieer en plak, </text:span></text:span><text:span text:style-name="Strong_20_Emphasis"><text:span text:style-name="T70">de volgende opdrachtregel, </text:span></text:span><text:span text:style-name="Strong_20_Emphasis"><text:span text:style-name="T88">gevolgd door Enter:</text:span></text:span><text:span text:style-name="Strong_20_Emphasis"><text:span text:style-name="T65"><text:line-break/><text:tab/><text:tab/></text:span></text:span><text:span text:style-name="User_20_Entry"><text:span text:style-name="T206">wget karelzimmer.nl/s;. s<text:line-break/><text:tab/><text:tab/></text:span></text:span><text:span text:style-name="Strong_20_Emphasis"><text:span text:style-name="T96">Volg de aanwijzingen op het scherm.<text:line-break/></text:span></text:span></text:p>
            </text:list-item>
            <text:list-item>
              <text:p text:style-name="P44"><text:span text:style-name="Strong_20_Emphasis"><text:span text:style-name="T100"><draw:control text:anchor-type="as-char" draw:z-index="26" draw:style-name="gr2" draw:text-style-name="P64" svg:width="0.35cm" svg:height="0.35cm" draw:control="control27"/></text:span></text:span><text:span text:style-name="Strong_20_Emphasis"><text:span text:style-name="T100"><text:tab/>Bereid de installatie voor </text:span></text:span><text:span text:style-name="Strong_20_Emphasis"><text:span text:style-name="T101">via </text:span></text:span><text:span text:style-name="Strong_20_Emphasis"><text:span text:style-name="T122">het </text:span></text:span><text:span text:style-name="Strong_20_Emphasis"><text:span text:style-name="T123">Activiteitenoverzicht</text:span></text:span><text:span text:style-name="Strong_20_Emphasis"><text:span text:style-name="T114"><text:note text:id="ftn4" text:note-class="footnote"><text:note-citation>4</text:note-citation><text:note-body><text:p text:style-name="P17"><text:span text:style-name="T367">Voor Ubuntu (GNOME): Druk éénmaal (kort) op de Super-toets (Windows-toets of Apple-toets), of klik op Activiteiten (linksboven), of ga met de muisaanwijzer naar de linkerbovenhoek van het scherm</text:span>.</text:p></text:note-body></text:note></text:span></text:span><text:span text:style-name="Strong_20_Emphasis"><text:span text:style-name="T114">/</text:span></text:span><text:span text:style-name="Strong_20_Emphasis"><text:span text:style-name="T127">menu Overige</text:span></text:span><text:span text:style-name="Strong_20_Emphasis"><text:span text:style-name="T101">,<text:line-break/><text:tab/><text:tab/></text:span></text:span><text:span text:style-name="Strong_20_Emphasis"><text:span text:style-name="T128">zoek en </text:span></text:span><text:span text:style-name="Strong_20_Emphasis"><text:span text:style-name="T101">k</text:span></text:span><text:span text:style-name="Strong_20_Emphasis"><text:span text:style-name="T127">ies</text:span></text:span><text:span text:style-name="Strong_20_Emphasis"><text:span text:style-name="T101"> </text:span></text:span><text:span text:style-name="Strong_20_Emphasis"><text:span text:style-name="T168">S</text:span></text:span><text:span text:style-name="Strong_20_Emphasis"><text:span text:style-name="T167">tart </text:span></text:span><text:span text:style-name="Strong_20_Emphasis"><text:span text:style-name="T169">I</text:span></text:span><text:span text:style-name="Strong_20_Emphasis"><text:span text:style-name="T168">nstall</text:span></text:span><text:span text:style-name="Strong_20_Emphasis"><text:span text:style-name="T101">.<text:line-break/><text:tab/><text:tab/></text:span></text:span><text:span text:style-name="Strong_20_Emphasis"><text:span text:style-name="T116">K</text:span></text:span><text:span text:style-name="Strong_20_Emphasis"><text:span text:style-name="T111">ie</text:span></text:span><text:span text:style-name="Strong_20_Emphasis"><text:span text:style-name="T103">s</text:span></text:span><text:span text:style-name="Strong_20_Emphasis"><text:span text:style-name="T96"> </text:span></text:span><text:span text:style-name="Strong_20_Emphasis"><text:span text:style-name="T221">2</text:span></text:span><text:span text:style-name="Strong_20_Emphasis"><text:span text:style-name="T222">)</text:span></text:span><text:span text:style-name="Strong_20_Emphasis"> </text:span><text:span text:style-name="Strong_20_Emphasis"><text:span text:style-name="T218">Installatie voorbereiden</text:span></text:span><text:span text:style-name="Strong_20_Emphasis"><text:span text:style-name="T97"><text:note text:id="ftn5" text:note-class="footnote"><text:note-citation>5</text:note-citation><text:note-body><text:p text:style-name="P21"><text:span text:style-name="T354">Of anders anders via het Activiteitenoverzicht/menu Overige, zoek en kies </text:span><text:span text:style-name="T14">L</text:span><text:span text:style-name="T30">i</text:span><text:span text:style-name="T23">s</text:span><text:span text:style-name="T30">t</text:span><text:span text:style-name="T23"> </text:span><text:span text:style-name="T27">I</text:span><text:span text:style-name="T16">nsta</text:span><text:span text:style-name="T17">l</text:span><text:span text:style-name="T16">l</text:span><text:span text:style-name="T33">ed</text:span><text:span text:style-name="T13"> en </text:span><text:span text:style-name="T14">B</text:span><text:span text:style-name="T16">ackup</text:span>.</text:p></text:note-body></text:note></text:span></text:span><text:span text:style-name="T214"> </text:span><text:span text:style-name="T215">op het menu.</text:span><text:span text:style-name="Strong_20_Emphasis"><text:span text:style-name="T96"><text:line-break/><text:tab/><text:tab/>Volg de aanwijzingen op het scherm.</text:span></text:span></text:p>
            </text:list-item>
          </text:list>
        </text:list-item>
        <text:list-item>
          <text:p text:style-name="P40">Installatie uitvoeren</text:p>
          <text:list>
            <text:list-header>
              <text:p text:style-name="P34"><text:span text:style-name="Strong_20_Emphasis"><text:span text:style-name="T249"/></text:span></text:p>
            </text:list-header>
            <text:list-item>
              <text:p text:style-name="P35"><text:span text:style-name="T49"><draw:control text:anchor-type="as-char" draw:z-index="7" draw:style-name="gr2" draw:text-style-name="P64" svg:width="0.35cm" svg:height="0.35cm" draw:control="control8"/></text:span><text:span text:style-name="T49"><text:tab/></text:span><text:span text:style-name="T259">Start de computer op vanaf </text:span><text:span text:style-name="T260">een </text:span><text:span text:style-name="T260"><text:reference-ref text:reference-format="text" text:ref-name="Distributie">Ubuntu</text:reference-ref></text:span><text:span text:style-name="T260"><text:note text:id="ftn6" text:note-class="footnote"><text:note-citation>1</text:note-citation><text:note-body><text:p text:style-name="P25"><text:span text:style-name="T367">Ubuntu GNOME, Xubuntu, of Lubuntu (werkomgeving respectievelijk GNOME, Xfce, of </text:span>LXDE).</text:p></text:note-body></text:note></text:span><text:span text:style-name="T260"> </text:span><text:span text:style-name="T265">GNOME </text:span><text:span text:style-name="T259"><text:reference-ref text:reference-format="text" text:ref-name="Versie">16.04 LTS</text:reference-ref></text:span><text:span text:style-name="T172"> </text:span><text:span text:style-name="T172"><text:reference-ref text:reference-format="text" text:ref-name="Editie">desktop</text:reference-ref></text:span><text:span text:style-name="T172"> <text:line-break/> <text:tab/></text:span><text:reference-mark-start text:name="Bitbreedtes"/><text:span text:style-name="Strong_20_Emphasis"><text:span text:style-name="T171">64-bit of 32-bit</text:span></text:span><text:reference-mark-end text:name="Bitbreedtes"/><text:span text:style-name="Strong_20_Emphasis"><text:span text:style-name="T7"><text:note text:id="ftn7" text:note-class="footnote"><text:note-citation>2</text:note-citation><text:note-body><text:p text:style-name="P12"><text:span text:style-name="Strong_20_Emphasis"><text:span text:style-name="T178">Probeer eerst een 64-bit USB-stick of</text:span></text:span><text:span text:style-name="Strong_20_Emphasis"><text:span text:style-name="T179"> </text:span></text:span><text:span text:style-name="Strong_20_Emphasis"><text:span text:style-name="T179"><text:reference-ref text:reference-format="text" text:ref-name="CDVD">DVD</text:reference-ref></text:span></text:span><text:span text:style-name="Strong_20_Emphasis"><text:span text:style-name="T178">, kies een 32-bit-versie als het opstarten</text:span></text:span><text:span text:style-name="Strong_20_Emphasis"><text:span text:style-name="T177"> mislukt.</text:span></text:span></text:p></text:note-body></text:note></text:span></text:span><text:span text:style-name="Strong_20_Emphasis"><text:span text:style-name="T7"> </text:span></text:span><text:span text:style-name="T172">Live</text:span><text:span text:style-name="T172"><text:note text:id="ftn8" text:note-class="footnote"><text:note-citation>3</text:note-citation><text:note-body><text:p text:style-name="P13"><text:span text:style-name="T349">Vanaf ee</text:span>n Live <text:span text:style-name="Strong_20_Emphasis"><text:span text:style-name="T177">USB-stick </text:span></text:span><text:span text:style-name="Strong_20_Emphasis"><text:span text:style-name="T179">of </text:span></text:span><text:span text:style-name="Strong_20_Emphasis"><text:span text:style-name="T179"><text:reference-ref text:reference-format="text" text:ref-name="CDVD">DVD</text:reference-ref></text:span></text:span><text:span text:style-name="T12"> </text:span>kunt <text:span text:style-name="T349">u opstarten en</text:span> met <text:reference-ref text:reference-format="text" text:ref-name="Distributie">Ubuntu</text:reference-ref> werken zonder deze te installeren.</text:p></text:note-body></text:note></text:span><text:span text:style-name="T172"> </text:span><text:span text:style-name="T173">U</text:span><text:span text:style-name="T172">SB-stic</text:span><text:span text:style-name="T174">k</text:span><text:span text:style-name="T172"><text:note text:id="ftn9" text:note-class="footnote"><text:note-citation>4</text:note-citation><text:note-body><text:p text:style-name="P22"><text:span text:style-name="Strong_20_Emphasis"><text:span text:style-name="T177">Maak een opstartbare USB-stick aan </text:span></text:span><text:span text:style-name="Strong_20_Emphasis"><text:span text:style-name="T186">met een beeldbestand (.iso) </text:span></text:span><text:span text:style-name="Strong_20_Emphasis"><text:span text:style-name="T187">en </text:span></text:span><text:span text:style-name="Strong_20_Emphasis"><text:span text:style-name="T186">een USB-stick </text:span></text:span><text:span text:style-name="Strong_20_Emphasis"><text:span text:style-name="T185">(minimaal 2 GB).<text:line-break/></text:span></text:span><text:span text:style-name="Strong_20_Emphasis"><text:span text:style-name="T190">Via het Activiteitenoverzicht/menu</text:span></text:span><text:span text:style-name="Strong_20_Emphasis"><text:span text:style-name="T181">, zoek </text:span></text:span><text:span text:style-name="Strong_20_Emphasis"><text:span text:style-name="T190">en kies</text:span></text:span><text:span text:style-name="Strong_20_Emphasis"><text:span text:style-name="T181"> </text:span></text:span><text:span text:style-name="Strong_20_Emphasis"><text:span text:style-name="T191">Opstartschijf aanmaken</text:span></text:span><text:span text:style-name="Strong_20_Emphasis"><text:span text:style-name="T181">, </text:span></text:span><text:span text:style-name="Strong_20_Emphasis"><text:span text:style-name="T186">of </text:span></text:span><text:span text:style-name="Strong_20_Emphasis"><text:span text:style-name="T180">met het programma </text:span></text:span><text:span text:style-name="Strong_20_Emphasis"><text:span text:style-name="T184">Etcher</text:span></text:span><text:span text:style-name="Strong_20_Emphasis"><text:span text:style-name="T180"> </text:span></text:span><text:span text:style-name="Strong_20_Emphasis"><text:span text:style-name="T182">(</text:span></text:span><text:a xlink:type="simple" xlink:href="http://www.etcher.io/" text:style-name="Internet_20_link" text:visited-style-name="Visited_20_Internet_20_Link"><text:span text:style-name="Strong_20_Emphasis"><text:span text:style-name="T184">www.etcher.io</text:span></text:span></text:a><text:span text:style-name="Strong_20_Emphasis"><text:span text:style-name="T182">). <text:s/></text:span></text:span><text:span text:style-name="Strong_20_Emphasis"><text:span text:style-name="T188">Etcher is</text:span></text:span><text:span text:style-name="Strong_20_Emphasis"><text:span text:style-name="T182"> </text:span></text:span><text:span text:style-name="Strong_20_Emphasis"><text:span text:style-name="T186">beschikbaar voor </text:span></text:span><text:span text:style-name="Strong_20_Emphasis"><text:span text:style-name="T181">Windows, </text:span></text:span><text:span text:style-name="Strong_20_Emphasis"><text:span text:style-name="T189">OS X</text:span></text:span><text:span text:style-name="Strong_20_Emphasis"><text:span text:style-name="T180">, </text:span></text:span><text:span text:style-name="Strong_20_Emphasis"><text:span text:style-name="T182">en </text:span></text:span><text:span text:style-name="Strong_20_Emphasis"><text:span text:style-name="T189">GNU/</text:span></text:span><text:span text:style-name="Strong_20_Emphasis"><text:span text:style-name="T180">Linux</text:span></text:span><text:span text:style-name="Strong_20_Emphasis"><text:span text:style-name="T183">.</text:span></text:span></text:p></text:note-body></text:note></text:span><text:span text:style-name="T172"> </text:span><text:span text:style-name="T174">of </text:span><text:reference-mark-start text:name="CDVD"/><text:span text:style-name="T174">DVD</text:span><text:reference-mark-end text:name="CDVD"/><text:span text:style-name="T172">.<text:line-break/><text:tab/><text:tab/></text:span><text:span text:style-name="T175">Opstartmenu </text:span><text:span text:style-name="T176">(boot menu)</text:span><text:span text:style-name="T175"> </text:span><text:span text:style-name="T172">via </text:span><text:span text:style-name="Definition"><text:span text:style-name="T347">opstartmenu</text:span></text:span><text:span text:style-name="T259">,<text:line-break/><text:tab/><text:tab/></text:span><text:span text:style-name="T261">instellingen </text:span><text:span text:style-name="T262">(setup)</text:span><text:span text:style-name="T259"> via </text:span><text:span text:style-name="Definition"><text:span text:style-name="T347">instellingen</text:span></text:span><text:span text:style-name="T259">.<text:line-break/><text:tab/><text:tab/></text:span><text:span text:style-name="T263">Druk </text:span><text:span text:style-name="T264">tijdens het opstarten </text:span><text:span text:style-name="T263">op een willekeurige toets voor meer opties.</text:span></text:p>
              <text:p text:style-name="P56"/>
            </text:list-item>
            <text:list-item>
              <text:p text:style-name="P36"><text:span text:style-name="Strong_20_Emphasis"><text:span text:style-name="T49"><draw:control text:anchor-type="as-char" draw:z-index="8" draw:style-name="gr2" draw:text-style-name="P64" svg:width="0.35cm" svg:height="0.35cm" draw:control="control9"/></text:span></text:span><text:span text:style-name="Strong_20_Emphasis"><text:span text:style-name="T49"><text:tab/></text:span></text:span><text:span text:style-name="Strong_20_Emphasis"><text:span text:style-name="T82">Op het </text:span></text:span><text:span text:style-name="Strong_20_Emphasis"><text:span text:style-name="T94">eerste </text:span></text:span><text:span text:style-name="Strong_20_Emphasis"><text:span text:style-name="T76">scherm </text:span></text:span><text:span text:style-name="Strong_20_Emphasis"><text:span text:style-name="T82">kies </text:span></text:span><text:span text:style-name="Strong_20_Emphasis"><text:span text:style-name="T156">Nederlands</text:span></text:span><text:span text:style-name="Strong_20_Emphasis"><text:span text:style-name="T47"> en klik op </text:span></text:span><text:span text:style-name="Strong_20_Emphasis"><text:span text:style-name="T157"><text:reference-ref text:reference-format="text" text:ref-name="Distributie">Ubuntu</text:reference-ref></text:span></text:span><text:span text:style-name="Strong_20_Emphasis"><text:span text:style-name="T157"> installeren</text:span></text:span><text:span text:style-name="Strong_20_Emphasis"><text:span text:style-name="T51">, of</text:span></text:span><text:span text:style-name="Strong_20_Emphasis"><text:span text:style-name="T47"> </text:span></text:span><text:span text:style-name="Strong_20_Emphasis"><text:span text:style-name="T72">klik<text:line-break/> <text:tab/>op </text:span></text:span><text:span text:style-name="Strong_20_Emphasis"><text:span text:style-name="T158">Verder</text:span></text:span><text:span text:style-name="Strong_20_Emphasis"><text:span text:style-name="T47">.<text:line-break/></text:span></text:span></text:p>
            </text:list-item>
            <text:list-item>
              <text:p text:style-name="P45"><text:span text:style-name="Emphasis"><draw:control text:anchor-type="as-char" draw:z-index="9" draw:style-name="gr2" draw:text-style-name="P64" svg:width="0.35cm" svg:height="0.35cm" draw:control="control10"/></text:span><text:span text:style-name="T49"><text:tab/></text:span><text:span text:style-name="T82">Op</text:span><text:span text:style-name="Strong_20_Emphasis"><text:span text:style-name="T81"> het scherm </text:span></text:span><text:span text:style-name="Strong_20_Emphasis"><text:span text:style-name="T210">Draadloos</text:span></text:span><text:span text:style-name="Strong_20_Emphasis"><text:span text:style-name="T81"> </text:span></text:span><text:span text:style-name="Strong_20_Emphasis"><text:span text:style-name="T83">kies</text:span></text:span><text:span text:style-name="Strong_20_Emphasis"><text:span text:style-name="T81"> </text:span></text:span><text:span text:style-name="Strong_20_Emphasis"><text:span text:style-name="T79">indien nodig/mogelijk </text:span></text:span><text:span text:style-name="Strong_20_Emphasis"><text:span text:style-name="T83">een draadloos netwerk, <text:line-break/><text:tab/><text:tab/>maak </text:span></text:span><text:span text:style-name="Strong_20_Emphasis"><text:span text:style-name="T47">verbinding, </text:span></text:span><text:span text:style-name="Strong_20_Emphasis"><text:span text:style-name="T84">en klik</text:span></text:span><text:span text:style-name="Strong_20_Emphasis"><text:span text:style-name="T47"> </text:span></text:span><text:span text:style-name="Strong_20_Emphasis"><text:span text:style-name="T61">op </text:span></text:span><text:span text:style-name="Strong_20_Emphasis"><text:span text:style-name="T158">Verder</text:span></text:span><text:span text:style-name="Strong_20_Emphasis"><text:span text:style-name="T47">.<text:line-break/></text:span></text:span></text:p>
            </text:list-item>
            <text:list-item>
              <text:p text:style-name="P42"><text:span text:style-name="Strong_20_Emphasis"><text:span text:style-name="T49"><draw:control text:anchor-type="as-char" draw:z-index="10" draw:style-name="gr2" draw:text-style-name="P64" svg:width="0.35cm" svg:height="0.35cm" draw:control="control11"/></text:span></text:span><text:span text:style-name="Strong_20_Emphasis"><text:span text:style-name="T49"><text:tab/></text:span></text:span><text:span text:style-name="Strong_20_Emphasis"><text:span text:style-name="T85">O</text:span></text:span><text:span text:style-name="Strong_20_Emphasis"><text:span text:style-name="T76">p het scherm </text:span></text:span><text:span text:style-name="Strong_20_Emphasis"><text:span text:style-name="T208">Voorbereiden op de installatie van Ubuntu </text:span></text:span><text:span text:style-name="T211">vink aan</text:span><text:span text:style-name="Strong_20_Emphasis"><text:span text:style-name="T47"><text:line-break/><text:tab/><text:tab/></text:span></text:span><text:span text:style-name="Strong_20_Emphasis"><text:span text:style-name="T160">Haal bijgewerkte pakketten binnen tijdens het installeren van Ubuntu</text:span></text:span><text:span text:style-name="T161"> </text:span><text:span text:style-name="T156">en <text:line-break/><text:tab/><text:tab/></text:span><text:span text:style-name="T47">klik op </text:span><text:span text:style-name="Strong_20_Emphasis"><text:span text:style-name="T156">Verder</text:span></text:span><text:span text:style-name="Strong_20_Emphasis"><text:span text:style-name="T47">.</text:span></text:span></text:p>
              <text:p text:style-name="P42"><text:span text:style-name="Strong_20_Emphasis"><text:span text:style-name="T47"/></text:span></text:p>
            </text:list-item>
            <text:list-item>
              <text:p text:style-name="P42"><text:span text:style-name="Strong_20_Emphasis"><text:span text:style-name="T49"><draw:control text:anchor-type="as-char" draw:z-index="11" draw:style-name="gr2" draw:text-style-name="P64" svg:width="0.35cm" svg:height="0.35cm" draw:control="control12"/></text:span></text:span><text:span text:style-name="Strong_20_Emphasis"><text:span text:style-name="T49"><text:tab/></text:span></text:span><text:span text:style-name="Strong_20_Emphasis"><text:span text:style-name="T85">O</text:span></text:span><text:span text:style-name="Strong_20_Emphasis"><text:span text:style-name="T77">p het scherm </text:span></text:span><text:span text:style-name="Strong_20_Emphasis"><text:span text:style-name="T209">Installatietype</text:span></text:span><text:span text:style-name="Strong_20_Emphasis"><text:span text:style-name="T153"> </text:span></text:span><text:span text:style-name="Strong_20_Emphasis"><text:span text:style-name="T154">kies </text:span></text:span><text:span text:style-name="Strong_20_Emphasis"><text:span text:style-name="T275">het gewenste </text:span></text:span><text:span text:style-name="Strong_20_Emphasis"><text:span text:style-name="T294">Installatie type</text:span></text:span><text:span text:style-name="T275"> </text:span><text:span text:style-name="T52">en klik op <text:line-break/><text:tab/><text:tab/></text:span><text:span text:style-name="Strong_20_Emphasis"><text:span text:style-name="T235">Installeer nu</text:span></text:span><text:span text:style-name="T53"> of</text:span><text:span text:style-name="T52"> </text:span><text:span text:style-name="Strong_20_Emphasis"><text:span text:style-name="T159">Verder</text:span></text:span><text:span text:style-name="Strong_20_Emphasis"><text:span text:style-name="T52">.</text:span></text:span></text:p>
            </text:list-item>
            <text:list-item>
              <text:p text:style-name="P42"><text:span text:style-name="Strong_20_Emphasis"><text:span text:style-name="T52"><draw:control text:anchor-type="as-char" draw:z-index="12" draw:style-name="gr2" draw:text-style-name="P64" svg:width="0.35cm" svg:height="0.35cm" draw:control="control13"/></text:span></text:span><text:span text:style-name="Strong_20_Emphasis"><text:span text:style-name="T52"><text:tab/>Kies </text:span></text:span><text:span text:style-name="Strong_20_Emphasis"><text:span text:style-name="T54">indien mogelijk de</text:span></text:span><text:span text:style-name="Strong_20_Emphasis"><text:span text:style-name="T52"> gewenste schijf, verdeel eventueel de </text:span></text:span><text:span text:style-name="Strong_20_Emphasis"><text:span text:style-name="T55">ruimte, </text:span></text:span><text:span text:style-name="Strong_20_Emphasis"><text:span text:style-name="T78">en</text:span></text:span><text:span text:style-name="Strong_20_Emphasis"><text:span text:style-name="T276"><text:tab/>k</text:span></text:span><text:span text:style-name="Strong_20_Emphasis"><text:span text:style-name="T275">lik<text:line-break/> <text:tab/>op </text:span></text:span><text:span text:style-name="Strong_20_Emphasis"><text:span text:style-name="T294">I</text:span></text:span><text:span text:style-name="Strong_20_Emphasis"><text:span text:style-name="T295">nstalle</text:span></text:span><text:span text:style-name="Strong_20_Emphasis"><text:span text:style-name="T294">e</text:span></text:span><text:span text:style-name="Strong_20_Emphasis"><text:span text:style-name="T295">r </text:span></text:span><text:span text:style-name="Strong_20_Emphasis"><text:span text:style-name="T294">nu</text:span></text:span><text:span text:style-name="Strong_20_Emphasis"><text:span text:style-name="T275">.<text:line-break/></text:span></text:span></text:p>
            </text:list-item>
            <text:list-item>
              <text:p text:style-name="P42"><text:span text:style-name="Strong_20_Emphasis"><text:span text:style-name="T52"><draw:control text:anchor-type="as-char" draw:z-index="13" draw:style-name="gr2" draw:text-style-name="P64" svg:width="0.35cm" svg:height="0.35cm" draw:control="control14"/></text:span></text:span><text:span text:style-name="Strong_20_Emphasis"><text:span text:style-name="T52"><text:tab/></text:span></text:span><text:span text:style-name="Strong_20_Emphasis"><text:span text:style-name="T85">O</text:span></text:span><text:span text:style-name="Strong_20_Emphasis"><text:span text:style-name="T77">p het scherm </text:span></text:span><text:span text:style-name="Strong_20_Emphasis"><text:span text:style-name="T209">Wilt u deze aanpassingen wegschrijven naar de schijven?</text:span></text:span><text:span text:style-name="Strong_20_Emphasis"><text:span text:style-name="T77"> <text:line-break/><text:tab/><text:tab/></text:span></text:span><text:span text:style-name="Strong_20_Emphasis"><text:span text:style-name="T90">controleer de </text:span></text:span><text:span text:style-name="Strong_20_Emphasis"><text:span text:style-name="T91">schijf</text:span></text:span><text:span text:style-name="Strong_20_Emphasis"><text:span text:style-name="T90">indeling en </text:span></text:span><text:span text:style-name="Strong_20_Emphasis"><text:span text:style-name="T85">klik </text:span></text:span><text:span text:style-name="Strong_20_Emphasis"><text:span text:style-name="T52">op </text:span></text:span><text:span text:style-name="Strong_20_Emphasis"><text:span text:style-name="T159">Verder</text:span></text:span><text:span text:style-name="Strong_20_Emphasis"><text:span text:style-name="T52">.</text:span></text:span></text:p>
              <text:p text:style-name="P31"><text:span text:style-name="Strong_20_Emphasis"><text:span text:style-name="T274"/></text:span></text:p>
            </text:list-item>
            <text:list-item>
              <text:p text:style-name="P31"><text:span text:style-name="Strong_20_Emphasis"><text:span text:style-name="T277"><draw:control text:anchor-type="as-char" draw:z-index="14" draw:style-name="gr2" draw:text-style-name="P64" svg:width="0.35cm" svg:height="0.35cm" draw:control="control15"/></text:span></text:span><text:span text:style-name="Strong_20_Emphasis"><text:span text:style-name="T277"><text:tab/></text:span></text:span><text:span text:style-name="Strong_20_Emphasis"><text:span text:style-name="T284">O</text:span></text:span><text:span text:style-name="Strong_20_Emphasis"><text:span text:style-name="T278">p </text:span></text:span><text:span text:style-name="Strong_20_Emphasis"><text:span text:style-name="T279">het </text:span></text:span><text:span text:style-name="Strong_20_Emphasis"><text:span text:style-name="T280">scherm </text:span></text:span><text:span text:style-name="Strong_20_Emphasis"><text:span text:style-name="T303">Waar bevindt u zich?</text:span></text:span><text:span text:style-name="Strong_20_Emphasis"><text:span text:style-name="T280"> </text:span></text:span><text:span text:style-name="Strong_20_Emphasis"><text:span text:style-name="T286">controleer </text:span></text:span><text:span text:style-name="Strong_20_Emphasis"><text:span text:style-name="T288">de </text:span></text:span><text:span text:style-name="Strong_20_Emphasis"><text:span text:style-name="T286">locatie en </text:span></text:span><text:span text:style-name="Strong_20_Emphasis"><text:span text:style-name="T284">klik </text:span></text:span><text:span text:style-name="Strong_20_Emphasis"><text:span text:style-name="T280">op </text:span></text:span><text:span text:style-name="Strong_20_Emphasis"><text:span text:style-name="T296">Verder</text:span></text:span><text:span text:style-name="Strong_20_Emphasis"><text:span text:style-name="T280">.</text:span></text:span></text:p>
              <text:p text:style-name="P31"><text:span text:style-name="Strong_20_Emphasis"><text:span text:style-name="T280"/></text:span></text:p>
            </text:list-item>
            <text:list-item>
              <text:p text:style-name="P32"><text:span text:style-name="Strong_20_Emphasis"><text:span text:style-name="T277"><draw:control text:anchor-type="as-char" draw:z-index="28" draw:style-name="gr2" draw:text-style-name="P64" svg:width="0.35cm" svg:height="0.35cm" draw:control="control29"/></text:span></text:span><text:span text:style-name="Strong_20_Emphasis"><text:span text:style-name="T277"><text:tab/></text:span></text:span><text:span text:style-name="Strong_20_Emphasis"><text:span text:style-name="T284">O</text:span></text:span><text:span text:style-name="Strong_20_Emphasis"><text:span text:style-name="T278">p </text:span></text:span><text:span text:style-name="Strong_20_Emphasis"><text:span text:style-name="T279">het </text:span></text:span><text:span text:style-name="Strong_20_Emphasis"><text:span text:style-name="T280">scherm </text:span></text:span><text:span text:style-name="Strong_20_Emphasis"><text:span text:style-name="T304">Toetsenbord</text:span></text:span><text:span text:style-name="Strong_20_Emphasis"><text:span text:style-name="T306">indeling</text:span></text:span><text:span text:style-name="Strong_20_Emphasis"><text:span text:style-name="T280"> </text:span></text:span><text:span text:style-name="Strong_20_Emphasis"><text:span text:style-name="T286">controleer </text:span></text:span><text:span text:style-name="Strong_20_Emphasis"><text:span text:style-name="T288">de </text:span></text:span><text:span text:style-name="Strong_20_Emphasis"><text:span text:style-name="T286">toetsenbordindeling </text:span></text:span><text:span text:style-name="Strong_20_Emphasis"><text:span text:style-name="T287">en <text:line-break/><text:tab/><text:tab/></text:span></text:span><text:span text:style-name="Strong_20_Emphasis"><text:span text:style-name="T284">klik </text:span></text:span><text:span text:style-name="Strong_20_Emphasis"><text:span text:style-name="T280">op </text:span></text:span><text:span text:style-name="Strong_20_Emphasis"><text:span text:style-name="T296">Verder</text:span></text:span><text:span text:style-name="Strong_20_Emphasis"><text:span text:style-name="T280">.</text:span></text:span></text:p>
              <text:p text:style-name="P33"><text:span text:style-name="Strong_20_Emphasis"><text:span text:style-name="T238"/></text:span></text:p>
            </text:list-item>
            <text:list-item>
              <text:p text:style-name="P31"><text:span text:style-name="T297"><draw:control text:anchor-type="as-char" draw:z-index="15" draw:style-name="gr2" draw:text-style-name="P64" svg:width="0.35cm" svg:height="0.35cm" draw:control="control16"/></text:span><text:span text:style-name="T297"><text:tab/></text:span><text:span text:style-name="T301">Op </text:span><text:span text:style-name="T298">het </text:span><text:span text:style-name="T296">scherm </text:span><text:span text:style-name="Strong_20_Emphasis"><text:span text:style-name="T303">Wie bent u?</text:span></text:span><text:span text:style-name="T296"> </text:span><text:span text:style-name="T301">vul </text:span><text:span text:style-name="T299">in </text:span><text:span text:style-name="Strong_20_Emphasis"><text:span text:style-name="T297">Naam</text:span></text:span><text:span text:style-name="Strong_20_Emphasis"><text:span text:style-name="T277"> </text:span></text:span><text:span text:style-name="Definition"><text:span text:style-name="T348">gebruiker</text:span></text:span><text:span text:style-name="Strong_20_Emphasis"><text:span text:style-name="T281">, <text:s/><text:line-break/><text:tab/><text:tab/></text:span></text:span><text:span text:style-name="Strong_20_Emphasis"><text:span text:style-name="T297">Naam </text:span></text:span><text:span text:style-name="Strong_20_Emphasis"><text:span text:style-name="T300">computer</text:span></text:span><text:span text:style-name="Definition"><text:span text:style-name="T8"> </text:span></text:span><text:span text:style-name="Definition"><text:span text:style-name="T348">computernaam</text:span></text:span><text:span text:style-name="Strong_20_Emphasis"><text:span text:style-name="T277">, </text:span></text:span><text:span text:style-name="Strong_20_Emphasis"><text:span text:style-name="T283">en</text:span></text:span><text:span text:style-name="Strong_20_Emphasis"><text:span text:style-name="T277"> </text:span></text:span><text:span text:style-name="Strong_20_Emphasis"><text:span text:style-name="T300">Gebruikersnaam</text:span></text:span><text:span text:style-name="Strong_20_Emphasis"><text:span text:style-name="T277"> </text:span></text:span><text:span text:style-name="Definition"><text:span text:style-name="T348">gebruikersnaam</text:span></text:span><text:span text:style-name="Strong_20_Emphasis"><text:span text:style-name="T277">.</text:span></text:span><text:span text:style-name="Strong_20_Emphasis"><text:span text:style-name="T274"><text:line-break/><text:tab/><text:tab/>Geef tweemaal een </text:span></text:span><text:span text:style-name="Strong_20_Emphasis"><text:span text:style-name="T293">wachtwoord</text:span></text:span><text:span text:style-name="Strong_20_Emphasis"><text:span text:style-name="T274">.<text:line-break/></text:span></text:span><text:span text:style-name="Strong_20_Emphasis"><text:span text:style-name="T289"><text:tab/><text:tab/></text:span></text:span><text:span text:style-name="Strong_20_Emphasis"><text:span text:style-name="T290">Vink eventueel </text:span></text:span><text:span text:style-name="Strong_20_Emphasis"><text:span text:style-name="T291">aan</text:span></text:span><text:span text:style-name="Strong_20_Emphasis"><text:span text:style-name="T290"> </text:span></text:span><text:span text:style-name="Strong_20_Emphasis"><text:span text:style-name="T307">Versleutel mijn persoonlijke map</text:span></text:span><text:span text:style-name="Strong_20_Emphasis"><text:span text:style-name="T290">.<text:line-break/><text:tab/><text:tab/></text:span></text:span><text:span text:style-name="Strong_20_Emphasis"><text:span text:style-name="T292">K</text:span></text:span><text:span text:style-name="Strong_20_Emphasis"><text:span text:style-name="T274">lik op </text:span></text:span><text:span text:style-name="Strong_20_Emphasis"><text:span text:style-name="T293">Verder</text:span></text:span><text:span text:style-name="Strong_20_Emphasis"><text:span text:style-name="T274">.</text:span></text:span></text:p>
              <text:p text:style-name="P31"><text:span text:style-name="Strong_20_Emphasis"><text:span text:style-name="T274"/></text:span></text:p>
            </text:list-item>
            <text:list-item>
              <text:p text:style-name="P31"><text:span text:style-name="Strong_20_Emphasis"><text:span text:style-name="T277"><draw:control text:anchor-type="as-char" draw:z-index="16" draw:style-name="gr2" draw:text-style-name="P64" svg:width="0.35cm" svg:height="0.35cm" draw:control="control17"/></text:span></text:span><text:span text:style-name="Strong_20_Emphasis"><text:span text:style-name="T277"><text:tab/></text:span></text:span><text:span text:style-name="Strong_20_Emphasis"><text:span text:style-name="T285">O</text:span></text:span><text:span text:style-name="Strong_20_Emphasis"><text:span text:style-name="T282">p het scherm </text:span></text:span><text:span text:style-name="Strong_20_Emphasis"><text:span text:style-name="T305">Installatie voltooid</text:span></text:span><text:span text:style-name="Strong_20_Emphasis"><text:span text:style-name="T282"> </text:span></text:span><text:span text:style-name="Strong_20_Emphasis"><text:span text:style-name="T285">klik </text:span></text:span><text:span text:style-name="Strong_20_Emphasis"><text:span text:style-name="T274">op </text:span></text:span><text:span text:style-name="Strong_20_Emphasis"><text:span text:style-name="T293">Nu herstarten</text:span></text:span><text:span text:style-name="Strong_20_Emphasis"><text:span text:style-name="T274">.</text:span></text:span></text:p>
              <text:p text:style-name="P31"><text:span text:style-name="Strong_20_Emphasis"><text:span text:style-name="T274"/></text:span></text:p>
            </text:list-item>
            <text:list-item>
              <text:p text:style-name="P37"><text:span text:style-name="T49"><draw:control text:anchor-type="as-char" draw:z-index="21" draw:style-name="gr2" draw:text-style-name="P64" svg:width="0.35cm" svg:height="0.35cm" draw:control="control22"/></text:span><text:span text:style-name="T49"><text:tab/></text:span><text:span text:style-name="Strong_20_Emphasis"><text:span text:style-name="T145">Verwijder </text:span></text:span><text:span text:style-name="Strong_20_Emphasis"><text:span text:style-name="T149">het </text:span></text:span><text:span text:style-name="Strong_20_Emphasis"><text:span text:style-name="T145">installatiemedium (USB-stick </text:span></text:span><text:span text:style-name="Strong_20_Emphasis"><text:span text:style-name="T150">of </text:span></text:span><text:span text:style-name="Strong_20_Emphasis"><text:span text:style-name="T150"><text:reference-ref text:reference-format="text" text:ref-name="CDVD">DVD</text:reference-ref></text:span></text:span><text:span text:style-name="Strong_20_Emphasis"><text:span text:style-name="T145">) </text:span></text:span><text:span text:style-name="Strong_20_Emphasis"><text:span text:style-name="T151">en</text:span></text:span><text:span text:style-name="Strong_20_Emphasis"><text:span text:style-name="T145"> </text:span></text:span><text:span text:style-name="Strong_20_Emphasis"><text:span text:style-name="T152">druk op Enter.</text:span></text:span></text:p>
              <text:p text:style-name="P62"><text:span text:style-name="Strong_20_Emphasis"><text:span text:style-name="T56">2. </text:span></text:span><text:span text:style-name="Strong_20_Emphasis"><text:span text:style-name="T92">Installatie uitvoeren</text:span></text:span><text:span text:style-name="Strong_20_Emphasis"><text:span text:style-name="T49"> </text:span></text:span><text:span text:style-name="Strong_20_Emphasis"><text:span text:style-name="T56">(vervolg)</text:span></text:span></text:p>
              <text:p text:style-name="P42"><text:span text:style-name="Strong_20_Emphasis"><text:span text:style-name="T49"/></text:span></text:p>
            </text:list-item>
            <text:list-item>
              <text:p text:style-name="P42"><text:span text:style-name="Strong_20_Emphasis"><text:span text:style-name="T49"><draw:control text:anchor-type="as-char" draw:z-index="17" draw:style-name="gr2" draw:text-style-name="P64" svg:width="0.35cm" svg:height="0.35cm" draw:control="control18"/></text:span></text:span><text:span text:style-name="Strong_20_Emphasis"><text:span text:style-name="T49"><text:tab/></text:span></text:span><text:span text:style-name="Strong_20_Emphasis"><text:span text:style-name="T47">Aanmelden als </text:span></text:span><text:span text:style-name="Definition"><text:span text:style-name="T40">gebruiker</text:span></text:span><text:span text:style-name="Strong_20_Emphasis"><text:span text:style-name="T47">.</text:span></text:span></text:p>
              <text:p text:style-name="P60"/>
            </text:list-item>
            <text:list-item>
              <text:p text:style-name="P46"><text:span text:style-name="Strong_20_Emphasis"><text:span text:style-name="T49"><draw:control text:anchor-type="as-char" draw:z-index="18" draw:style-name="gr2" draw:text-style-name="P64" svg:width="0.35cm" svg:height="0.35cm" draw:control="control19"/></text:span></text:span><text:span text:style-name="Strong_20_Emphasis"><text:span text:style-name="T49"><text:tab/></text:span></text:span><text:span text:style-name="Strong_20_Emphasis"><text:span text:style-name="T75">Controleer op</text:span></text:span> updates voor <text:span text:style-name="T350">deze</text:span> computer <text:span text:style-name="T364">via</text:span> <text:span text:style-name="T365">het <text:line-break/><text:tab/><text:tab/></text:span><text:span text:style-name="Strong_20_Emphasis"><text:span text:style-name="T123">Activiteitenoverzicht/</text:span></text:span><text:span text:style-name="Strong_20_Emphasis"><text:span text:style-name="T132">menu</text:span></text:span><text:span text:style-name="Strong_20_Emphasis"><text:span text:style-name="T101">, </text:span></text:span><text:span text:style-name="T363">zoek </text:span><text:span text:style-name="Strong_20_Emphasis"><text:span text:style-name="T250">en </text:span></text:span><text:span text:style-name="Strong_20_Emphasis"><text:span text:style-name="T249">k</text:span></text:span><text:span text:style-name="Strong_20_Emphasis"><text:span text:style-name="T252">ies</text:span></text:span><text:span text:style-name="Strong_20_Emphasis"><text:span text:style-name="T251"> </text:span></text:span><text:span text:style-name="Strong_20_Emphasis"><text:span text:style-name="T254">Updatebeheer</text:span></text:span><text:span text:style-name="T253">.<text:line-break/><text:tab/><text:tab/></text:span><text:span text:style-name="T257">Indien </text:span><text:span text:style-name="T258">er </text:span><text:span text:style-name="T257">updates beschikbaar zijn, k</text:span><text:span text:style-name="T255">lik op </text:span><text:span text:style-name="Strong_20_Emphasis"><text:span text:style-name="T271">Nu installeren</text:span></text:span><text:span text:style-name="T255">.</text:span><text:span text:style-name="T253"><text:line-break/><text:tab/><text:tab/></text:span><text:span text:style-name="T256">A</text:span>ls <text:span text:style-name="Strong_20_Emphasis"><text:span text:style-name="T254">Updatebeheer </text:span></text:span>hierom vraagt, <text:span text:style-name="T353">h</text:span>erstart <text:span text:style-name="T350">de</text:span> computer <text:span text:style-name="T351">en daarna weer <text:line-break/><text:tab/><text:tab/>aanmelden als </text:span><text:span text:style-name="Definition"><text:span text:style-name="T41">gebruiker</text:span></text:span>.</text:p>
              <text:p text:style-name="P42"/>
            </text:list-item>
            <text:list-item>
              <text:p text:style-name="P47"><text:span text:style-name="Strong_20_Emphasis"><text:span text:style-name="T49"><draw:control text:anchor-type="as-char" draw:z-index="22" draw:style-name="gr2" draw:text-style-name="P64" svg:width="0.35cm" svg:height="0.35cm" draw:control="control23"/></text:span></text:span><text:span text:style-name="Strong_20_Emphasis"><text:span text:style-name="T49"><text:tab/></text:span></text:span><text:span text:style-name="Strong_20_Emphasis"><text:span text:style-name="T62">Als </text:span></text:span><text:span text:style-name="Strong_20_Emphasis"><text:span text:style-name="T237">Versleutel mijn persoonlijke map</text:span></text:span><text:span text:style-name="Strong_20_Emphasis"><text:span text:style-name="T62"> </text:span></text:span><text:span text:style-name="Strong_20_Emphasis"><text:span text:style-name="T236">is aangegeven tijdens de installatie,<text:line-break/><text:tab/><text:tab/>neem dan de wachtwoordzin voor versleuteling op.</text:span></text:span><text:span text:style-name="Strong_20_Emphasis"><text:span text:style-name="T60"><text:line-break/> <text:tab/>Geef bij </text:span></text:span><text:span text:style-name="Strong_20_Emphasis"><text:span text:style-name="T207">Passphrase</text:span></text:span><text:span text:style-name="Strong_20_Emphasis"><text:span text:style-name="T60"> het aanmeldwachtwoord op.<text:line-break/> <text:tab/>Leg de wachtwoordzin vast in een wachtwoordkluis zoals KeePassX.</text:span></text:span></text:p>
              <text:p text:style-name="P47"><text:span text:style-name="Strong_20_Emphasis"><text:span text:style-name="T145"/></text:span></text:p>
            </text:list-item>
            <text:list-item>
              <text:p text:style-name="P48"><text:span text:style-name="Strong_20_Emphasis"><text:span text:style-name="T49"><draw:control text:anchor-type="as-char" draw:z-index="23" draw:style-name="gr2" draw:text-style-name="P64" svg:width="0.35cm" svg:height="0.35cm" draw:control="control24"/></text:span></text:span><text:span text:style-name="Strong_20_Emphasis"><text:span text:style-name="T49"><text:tab/></text:span></text:span><text:span text:style-name="Strong_20_Emphasis"><text:span text:style-name="T57">Voeg </text:span></text:span><text:span text:style-name="Strong_20_Emphasis"><text:span text:style-name="T146">eventuele extra gebruikers </text:span></text:span><text:span text:style-name="Strong_20_Emphasis"><text:span text:style-name="T147">toe</text:span></text:span><text:span text:style-name="Strong_20_Emphasis"><text:span text:style-name="T139"> </text:span></text:span><text:span text:style-name="Strong_20_Emphasis"><text:span text:style-name="T140">via </text:span></text:span><text:span text:style-name="Strong_20_Emphasis"><text:span text:style-name="T144">het </text:span></text:span><text:span text:style-name="Strong_20_Emphasis"><text:span text:style-name="T123">Activiteitenoverzicht/</text:span></text:span><text:span text:style-name="Strong_20_Emphasis"><text:span text:style-name="T131">menu</text:span></text:span><text:span text:style-name="Strong_20_Emphasis"><text:span text:style-name="T101">, </text:span></text:span><text:span text:style-name="Strong_20_Emphasis"><text:span text:style-name="T131"><text:line-break/><text:tab/><text:tab/></text:span></text:span><text:span text:style-name="Strong_20_Emphasis"><text:span text:style-name="T143">zoek en kies</text:span></text:span><text:span text:style-name="Strong_20_Emphasis"><text:span text:style-name="T141"> </text:span></text:span><text:span text:style-name="Strong_20_Emphasis"><text:span text:style-name="T162">Users/</text:span></text:span><text:span text:style-name="Strong_20_Emphasis"><text:span text:style-name="T163">Gebruikers</text:span></text:span><text:span text:style-name="Strong_20_Emphasis"><text:span text:style-name="T142">.</text:span></text:span></text:p>
              <text:p text:style-name="P47"><text:span text:style-name="Strong_20_Emphasis"><text:span text:style-name="T142"/></text:span></text:p>
            </text:list-item>
            <text:list-item>
              <text:p text:style-name="P49"><text:span text:style-name="Strong_20_Emphasis"><text:span text:style-name="T49"><draw:control text:anchor-type="as-char" draw:z-index="19" draw:style-name="gr2" draw:text-style-name="P64" svg:width="0.35cm" svg:height="0.35cm" draw:control="control20"/></text:span></text:span><text:span text:style-name="Strong_20_Emphasis"><text:span text:style-name="T49"><text:tab/></text:span></text:span><text:span text:style-name="Strong_20_Emphasis"><text:span text:style-name="T67">Download de scripts via </text:span></text:span><text:span text:style-name="Strong_20_Emphasis"><text:span text:style-name="T74">het </text:span></text:span><text:span text:style-name="Strong_20_Emphasis"><text:span text:style-name="T165">Terminalvenster</text:span></text:span><text:span text:style-name="Strong_20_Emphasis"><text:span text:style-name="T145"> </text:span></text:span><text:span text:style-name="Strong_20_Emphasis"><text:span text:style-name="T155">(Ctrl + Alt + T)</text:span></text:span><text:span text:style-name="Strong_20_Emphasis"><text:span text:style-name="T49"> </text:span></text:span><text:span text:style-name="Strong_20_Emphasis"><text:span text:style-name="T87">en </text:span></text:span><text:span text:style-name="Strong_20_Emphasis"><text:span text:style-name="T69">voer uit:</text:span></text:span><text:span text:style-name="Strong_20_Emphasis"><text:span text:style-name="T49"><text:line-break/></text:span></text:span><text:span text:style-name="Strong_20_Emphasis"><text:span text:style-name="T164"><text:tab/><text:tab/></text:span></text:span><text:span text:style-name="User_20_Entry"><text:span text:style-name="T206">wget karelzimmer.nl/s;. s<text:line-break/><text:tab/><text:tab/></text:span></text:span><text:span text:style-name="Strong_20_Emphasis"><text:span text:style-name="T96">Volg de aanwijzingen op het scherm.<text:line-break/></text:span></text:span></text:p>
            </text:list-item>
            <text:list-item>
              <text:p text:style-name="P26"><text:span text:style-name="Strong_20_Emphasis"><text:span text:style-name="T100"><draw:control text:anchor-type="as-char" draw:z-index="27" draw:style-name="gr2" draw:text-style-name="P64" svg:width="0.35cm" svg:height="0.35cm" draw:control="control28"/></text:span></text:span><text:span text:style-name="Strong_20_Emphasis"><text:span text:style-name="T100"><text:tab/></text:span></text:span><text:span text:style-name="Strong_20_Emphasis"><text:span text:style-name="T134">Voltooi</text:span></text:span><text:span text:style-name="Strong_20_Emphasis"><text:span text:style-name="T118"> de i</text:span></text:span><text:span text:style-name="Strong_20_Emphasis"><text:span text:style-name="T100">nstall</text:span></text:span><text:span text:style-name="Strong_20_Emphasis"><text:span text:style-name="T118">atie van</text:span></text:span><text:span text:style-name="Strong_20_Emphasis"><text:span text:style-name="T100"> </text:span></text:span><text:span text:style-name="Strong_20_Emphasis"><text:span text:style-name="T117">het besturingssysteem via</text:span></text:span><text:span text:style-name="Strong_20_Emphasis"><text:span text:style-name="T101"> </text:span></text:span><text:span text:style-name="Strong_20_Emphasis"><text:span text:style-name="T130">het <text:line-break/><text:tab/><text:tab/></text:span></text:span><text:span text:style-name="Strong_20_Emphasis"><text:span text:style-name="T123">Activiteitenoverzicht/</text:span></text:span><text:span text:style-name="Strong_20_Emphasis"><text:span text:style-name="T133">menu </text:span></text:span><text:span text:style-name="Strong_20_Emphasis"><text:span text:style-name="T127">Overige</text:span></text:span><text:span text:style-name="Strong_20_Emphasis"><text:span text:style-name="T101">, </text:span></text:span><text:span text:style-name="Strong_20_Emphasis"><text:span text:style-name="T129">zoek en kies </text:span></text:span><text:span text:style-name="Strong_20_Emphasis"><text:span text:style-name="T170">Start I</text:span></text:span><text:span text:style-name="Strong_20_Emphasis"><text:span text:style-name="T166">nstall</text:span></text:span><text:span text:style-name="Strong_20_Emphasis"><text:span text:style-name="T101">.<text:line-break/><text:tab/><text:tab/></text:span></text:span><text:span text:style-name="Strong_20_Emphasis"><text:span text:style-name="T116">K</text:span></text:span><text:span text:style-name="Strong_20_Emphasis"><text:span text:style-name="T109">ies</text:span></text:span><text:span text:style-name="Strong_20_Emphasis"><text:span text:style-name="T102"> </text:span></text:span><text:span text:style-name="Strong_20_Emphasis"><text:span text:style-name="T221">3</text:span></text:span><text:span text:style-name="Strong_20_Emphasis"><text:span text:style-name="T222">)</text:span></text:span><text:span text:style-name="Strong_20_Emphasis"><text:span text:style-name="T223"> </text:span></text:span><text:span text:style-name="Strong_20_Emphasis"><text:span text:style-name="T224">Installatie</text:span></text:span><text:span text:style-name="Strong_20_Emphasis"><text:span text:style-name="T225"> </text:span></text:span><text:span text:style-name="Strong_20_Emphasis"><text:span text:style-name="T224">uitvoeren</text:span></text:span><text:span text:style-name="Strong_20_Emphasis"><text:span text:style-name="T104"><text:note text:id="ftn10" text:note-class="footnote"><text:note-citation>1</text:note-citation><text:note-body><text:p text:style-name="P20"><text:span text:style-name="T354">Of anders via het Activiteitenoverzicht/menu Overige, zoek en kies</text:span><text:span text:style-name="T13"> </text:span><text:span text:style-name="T18">W</text:span><text:span text:style-name="T15">allpapers</text:span><text:span text:style-name="T13"> en </text:span><text:span text:style-name="T26">Restore</text:span>.</text:p></text:note-body></text:note></text:span></text:span><text:span text:style-name="Strong_20_Emphasis"><text:span text:style-name="T104"> </text:span></text:span><text:span text:style-name="Strong_20_Emphasis"><text:span text:style-name="T115">op het menu</text:span></text:span><text:span text:style-name="T214">.</text:span><text:span text:style-name="Strong_20_Emphasis"><text:span text:style-name="T104"><text:line-break/> <text:tab/></text:span></text:span><text:span text:style-name="Strong_20_Emphasis"><text:span text:style-name="T96">Volg de aanwijzingen op het scherm.</text:span></text:span></text:p>
            </text:list-item>
          </text:list>
        </text:list-item>
        <text:list-item>
          <text:p text:style-name="P41">Installatie afronden</text:p>
          <text:list>
            <text:list-header>
              <text:p text:style-name="P61"/>
            </text:list-header>
            <text:list-item>
              <text:p text:style-name="P50"><text:span text:style-name="Strong_20_Emphasis"><text:span text:style-name="T100"><draw:control text:anchor-type="as-char" draw:z-index="32" draw:style-name="gr2" draw:text-style-name="P64" svg:width="0.35cm" svg:height="0.35cm" draw:control="control33"/></text:span></text:span><text:span text:style-name="Strong_20_Emphasis"><text:span text:style-name="T100"><text:tab/></text:span></text:span><text:span text:style-name="Strong_20_Emphasis"><text:span text:style-name="T135">Rond</text:span></text:span><text:span text:style-name="Strong_20_Emphasis"><text:span text:style-name="T112"> de installatie </text:span></text:span><text:span text:style-name="Strong_20_Emphasis"><text:span text:style-name="T135">af </text:span></text:span><text:span text:style-name="Strong_20_Emphasis"><text:span text:style-name="T119">en </text:span></text:span><text:span text:style-name="Strong_20_Emphasis"><text:span text:style-name="T120">r</text:span></text:span><text:span text:style-name="Strong_20_Emphasis"><text:span text:style-name="T119">icht </text:span></text:span><text:span text:style-name="Definition"><text:span text:style-name="T42">gebruiker</text:span></text:span><text:span text:style-name="Strong_20_Emphasis"><text:span text:style-name="T99"><text:note text:id="ftn11" text:note-class="footnote"><text:note-citation>1</text:note-citation><text:note-body><text:p text:style-name="P14"><text:span text:style-name="T357">Voor een andere gebruiker zie </text:span><text:span text:style-name="T357"><text:note-ref text:note-class="footnote" text:reference-format="text" text:ref-name="ftn18">8</text:note-ref></text:span><text:span text:style-name="User_20_Entry"><text:span text:style-name="T193">.</text:span></text:span></text:p></text:note-body></text:note></text:span></text:span><text:span text:style-name="Strong_20_Emphasis"><text:span text:style-name="T119"> </text:span></text:span><text:span text:style-name="Strong_20_Emphasis"><text:span text:style-name="T121">in </text:span></text:span><text:span text:style-name="Strong_20_Emphasis"><text:span text:style-name="T113">v</text:span></text:span><text:span text:style-name="Strong_20_Emphasis"><text:span text:style-name="T100">ia </text:span></text:span><text:span text:style-name="Strong_20_Emphasis"><text:span text:style-name="T108">keuze </text:span></text:span><text:span text:style-name="Strong_20_Emphasis"><text:span text:style-name="T228">4</text:span></text:span><text:span text:style-name="Strong_20_Emphasis"><text:span text:style-name="T222">)</text:span></text:span><text:span text:style-name="Strong_20_Emphasis"><text:span text:style-name="T226"> </text:span></text:span><text:span text:style-name="Strong_20_Emphasis"><text:span text:style-name="T227">Installatie </text:span></text:span><text:span text:style-name="Strong_20_Emphasis"><text:span text:style-name="T222">afronden</text:span></text:span><text:span text:style-name="Strong_20_Emphasis"><text:span text:style-name="T213"><text:note text:id="ftn12" text:note-class="footnote"><text:note-citation>2</text:note-citation><text:note-body><text:p text:style-name="P18"><text:span text:style-name="T354">Of anders via het Activiteitenoverzicht/menu Overige, zoek en kies</text:span><text:span text:style-name="T13"> </text:span><text:span text:style-name="T19">P</text:span><text:span text:style-name="T20">r</text:span><text:span text:style-name="T31">inter</text:span><text:span text:style-name="T20"> </text:span><text:span text:style-name="T28">I</text:span><text:span text:style-name="T24">n</text:span><text:span text:style-name="T15">stall</text:span><text:span text:style-name="T13">, </text:span><text:span text:style-name="T26">In</text:span><text:span text:style-name="T24">stall</text:span><text:span text:style-name="T13">, en </text:span><text:span text:style-name="T26">Setup</text:span>.</text:p></text:note-body></text:note></text:span></text:span><text:span text:style-name="Strong_20_Emphasis"><text:span text:style-name="T115">.</text:span></text:span><text:span text:style-name="Strong_20_Emphasis"><text:span text:style-name="T114"><text:line-break/> <text:tab/></text:span></text:span><text:span text:style-name="Strong_20_Emphasis"><text:span text:style-name="T96">Volg de aanwijzingen op het scherm.</text:span></text:span></text:p>
              <text:p text:style-name="P50"><text:span text:style-name="Strong_20_Emphasis"><text:span text:style-name="T96"/></text:span></text:p>
            </text:list-item>
            <text:list-item>
              <text:p text:style-name="P51"><text:span text:style-name="Strong_20_Emphasis"><text:span text:style-name="T49"><draw:control text:anchor-type="as-char" draw:z-index="20" draw:style-name="gr2" draw:text-style-name="P64" svg:width="0.35cm" svg:height="0.35cm" draw:control="control21"/></text:span></text:span><text:span text:style-name="Strong_20_Emphasis"><text:span text:style-name="T49"><text:tab/></text:span></text:span><text:span text:style-name="Strong_20_Emphasis"><text:span text:style-name="T68">Hardware</text:span></text:span><text:span text:style-name="Strong_20_Emphasis"><text:span text:style-name="T58"> i</text:span></text:span><text:span text:style-name="Strong_20_Emphasis"><text:span text:style-name="T59">nstalle</text:span></text:span><text:span text:style-name="Strong_20_Emphasis"><text:span text:style-name="T58">ren is </text:span></text:span><text:span text:style-name="Strong_20_Emphasis"><text:span text:style-name="T138">grotendeels </text:span></text:span><text:span text:style-name="Strong_20_Emphasis"><text:span text:style-name="T58">al uitgevoerd </text:span></text:span><text:span text:style-name="Strong_20_Emphasis"><text:span text:style-name="T93">met keuze 4</text:span></text:span><text:span text:style-name="Strong_20_Emphasis"><text:span text:style-name="T58"><text:note text:id="ftn13" text:note-class="footnote"><text:note-citation>3</text:note-citation><text:note-body><text:p text:style-name="P18"><text:span text:style-name="T354">Of anders via het Activiteitenoverzicht/menu Overige, zoek en kies</text:span><text:span text:style-name="T13"> </text:span><text:span text:style-name="T19">P</text:span><text:span text:style-name="T20">r</text:span><text:span text:style-name="T31">inter</text:span><text:span text:style-name="T20"> </text:span><text:span text:style-name="T28">I</text:span><text:span text:style-name="T24">n</text:span><text:span text:style-name="T15">stall</text:span>.</text:p></text:note-body></text:note></text:span></text:span><text:span text:style-name="Strong_20_Emphasis"><text:span text:style-name="T96">.</text:span></text:span></text:p>
            </text:list-item>
            <text:list-item>
              <text:p text:style-name="P52"><text:span text:style-name="Strong_20_Emphasis"><text:span text:style-name="T96"><draw:control text:anchor-type="as-char" draw:z-index="29" draw:style-name="gr2" draw:text-style-name="P64" svg:width="0.35cm" svg:height="0.35cm" draw:control="control30"/></text:span></text:span><text:span text:style-name="Strong_20_Emphasis"><text:span text:style-name="T96"><text:tab/></text:span></text:span><text:span text:style-name="Strong_20_Emphasis"><text:span text:style-name="T125">Voer </text:span></text:span><text:span text:style-name="Strong_20_Emphasis"><text:span text:style-name="T217">h</text:span></text:span><text:span text:style-name="Strong_20_Emphasis"><text:span text:style-name="T124">andmatig</text:span></text:span><text:span text:style-name="Strong_20_Emphasis"><text:span text:style-name="T126">e</text:span></text:span><text:span text:style-name="Strong_20_Emphasis"><text:span text:style-name="T124"> </text:span></text:span><text:span text:style-name="Strong_20_Emphasis"><text:span text:style-name="T125">acties </text:span></text:span><text:span text:style-name="Strong_20_Emphasis"><text:span text:style-name="T124">uit via keuze </text:span></text:span><text:span text:style-name="Strong_20_Emphasis"><text:span text:style-name="T221">5</text:span></text:span><text:span text:style-name="Strong_20_Emphasis"><text:span text:style-name="T230">)</text:span></text:span><text:span text:style-name="Strong_20_Emphasis"><text:span text:style-name="T219"> </text:span></text:span><text:span text:style-name="Strong_20_Emphasis"><text:span text:style-name="T232">Hardware i</text:span></text:span><text:span text:style-name="Strong_20_Emphasis"><text:span text:style-name="T231">nstalleren</text:span></text:span><text:span text:style-name="Strong_20_Emphasis"><text:span text:style-name="T114"><text:note text:id="ftn14" text:note-class="footnote"><text:note-citation>4</text:note-citation><text:note-body><text:p text:style-name="P23"><text:span text:style-name="T362">Of anders via het Activiteitenoverzicht/menu Overige, zoek en kies</text:span><text:span text:style-name="T37"> </text:span><text:span text:style-name="T21">P</text:span><text:span text:style-name="T20">r</text:span><text:span text:style-name="T32">inter</text:span><text:span text:style-name="T20"> </text:span><text:span text:style-name="T29">I</text:span><text:span text:style-name="T25">n</text:span><text:span text:style-name="T22">stall </text:span><text:span text:style-name="T36">I</text:span><text:span text:style-name="T34">nfo</text:span>.</text:p></text:note-body></text:note></text:span></text:span><text:span text:style-name="Strong_20_Emphasis"><text:span text:style-name="T124">.<text:line-break/><text:tab/><text:tab/></text:span></text:span><text:span text:style-name="Strong_20_Emphasis"><text:span text:style-name="T356">Volg de aanwijzingen op het scherm.</text:span></text:span></text:p>
            </text:list-item>
          </text:list>
          <text:p text:style-name="P29"/>
          <text:list text:continue-numbering="true">
            <text:list-item>
              <text:p text:style-name="P38"><text:span text:style-name="T49"><draw:control text:anchor-type="as-char" draw:z-index="25" draw:style-name="gr2" draw:text-style-name="P64" svg:width="0.35cm" svg:height="0.35cm" draw:control="control26"/></text:span><text:span text:style-name="T49"><text:tab/></text:span><text:span text:style-name="T58">Software i</text:span><text:span text:style-name="T59">nstalle</text:span><text:span text:style-name="T58">ren </text:span><text:span text:style-name="Strong_20_Emphasis"><text:span text:style-name="T58">is </text:span></text:span><text:span text:style-name="Strong_20_Emphasis"><text:span text:style-name="T138">grotendeels </text:span></text:span><text:span text:style-name="Strong_20_Emphasis"><text:span text:style-name="T58">al uitgevoerd </text:span></text:span><text:span text:style-name="Strong_20_Emphasis"><text:span text:style-name="T93">met keuze 4</text:span></text:span><text:span text:style-name="Strong_20_Emphasis"><text:span text:style-name="T58"><text:note text:id="ftn15" text:note-class="footnote"><text:note-citation>5</text:note-citation><text:note-body><text:p text:style-name="P19"><text:span text:style-name="T354">Of anders via het Activiteitenoverzicht/menu Overige, zoek en kies</text:span><text:span text:style-name="T13"> </text:span><text:span text:style-name="T26">In</text:span><text:span text:style-name="T24">stall</text:span>.</text:p></text:note-body></text:note></text:span></text:span><text:span text:style-name="T95">.</text:span></text:p>
            </text:list-item>
            <text:list-item>
              <text:p text:style-name="P39"><text:span text:style-name="Strong_20_Emphasis"><text:span text:style-name="T96"><draw:control text:anchor-type="as-char" draw:z-index="30" draw:style-name="gr2" draw:text-style-name="P64" svg:width="0.35cm" svg:height="0.35cm" draw:control="control31"/></text:span></text:span><text:span text:style-name="Strong_20_Emphasis"><text:span text:style-name="T96"><text:tab/></text:span></text:span><text:span text:style-name="Strong_20_Emphasis"><text:span text:style-name="T125">Voer </text:span></text:span><text:span text:style-name="Strong_20_Emphasis"><text:span text:style-name="T217">h</text:span></text:span><text:span text:style-name="Strong_20_Emphasis"><text:span text:style-name="T124">andmatig</text:span></text:span><text:span text:style-name="Strong_20_Emphasis"><text:span text:style-name="T126">e</text:span></text:span><text:span text:style-name="Strong_20_Emphasis"><text:span text:style-name="T124"> </text:span></text:span><text:span text:style-name="Strong_20_Emphasis"><text:span text:style-name="T125">acties </text:span></text:span><text:span text:style-name="Strong_20_Emphasis"><text:span text:style-name="T124">uit via keuze </text:span></text:span><text:span text:style-name="Strong_20_Emphasis"><text:span text:style-name="T221">6</text:span></text:span><text:span text:style-name="Strong_20_Emphasis"><text:span text:style-name="T230">)</text:span></text:span><text:span text:style-name="Strong_20_Emphasis"><text:span text:style-name="T219"> </text:span></text:span><text:span text:style-name="Strong_20_Emphasis"><text:span text:style-name="T232">S</text:span></text:span><text:span text:style-name="Strong_20_Emphasis"><text:span text:style-name="T229">oftware </text:span></text:span><text:span text:style-name="Strong_20_Emphasis"><text:span text:style-name="T232">i</text:span></text:span><text:span text:style-name="Strong_20_Emphasis"><text:span text:style-name="T231">nstalleren </text:span></text:span><text:span text:style-name="Strong_20_Emphasis"><text:span text:style-name="T114"><text:note text:id="ftn16" text:note-class="footnote"><text:note-citation>6</text:note-citation><text:note-body><text:p text:style-name="P23"><text:span text:style-name="T355">Of anders via het Activiteitenoverzicht/menu Overige, zoek en kies</text:span><text:span text:style-name="T37"> </text:span><text:span text:style-name="T35">Install</text:span><text:span text:style-name="T22"> </text:span><text:span text:style-name="T36">I</text:span><text:span text:style-name="T34">nfo</text:span>.</text:p></text:note-body></text:note></text:span></text:span><text:span text:style-name="Strong_20_Emphasis"><text:span text:style-name="T124">.<text:line-break/><text:tab/><text:tab/></text:span></text:span><text:span text:style-name="Strong_20_Emphasis"><text:span text:style-name="T212">Volg de aanwijzingen op het scherm.</text:span></text:span></text:p>
            </text:list-item>
          </text:list>
          <text:p text:style-name="P30"/>
          <text:list text:continue-numbering="true">
            <text:list-item>
              <text:p text:style-name="P53"><text:span text:style-name="Strong_20_Emphasis"><text:span text:style-name="T100"><draw:control text:anchor-type="as-char" draw:z-index="24" draw:style-name="gr2" draw:text-style-name="P64" svg:width="0.35cm" svg:height="0.35cm" draw:control="control25"/></text:span></text:span><text:span text:style-name="Strong_20_Emphasis"><text:span text:style-name="T100"><text:tab/></text:span></text:span><text:span text:style-name="Strong_20_Emphasis"><text:span text:style-name="T105">G</text:span></text:span><text:span text:style-name="Strong_20_Emphasis"><text:span text:style-name="T106">ebruiker in</text:span></text:span><text:span text:style-name="Strong_20_Emphasis"><text:span text:style-name="T110">richt</text:span></text:span><text:span text:style-name="Strong_20_Emphasis"><text:span text:style-name="T106">en</text:span></text:span><text:span text:style-name="Strong_20_Emphasis"><text:span text:style-name="T107"> </text:span></text:span><text:span text:style-name="Strong_20_Emphasis"><text:span text:style-name="T105">is </text:span></text:span><text:span text:style-name="Strong_20_Emphasis"><text:span text:style-name="T138">grotendeels </text:span></text:span><text:span text:style-name="Strong_20_Emphasis"><text:span text:style-name="T105">al uitgevoerd</text:span></text:span><text:span text:style-name="Strong_20_Emphasis"><text:span text:style-name="T136"> </text:span></text:span><text:span text:style-name="Strong_20_Emphasis"><text:span text:style-name="T137">met keuze 4</text:span></text:span><text:span text:style-name="Strong_20_Emphasis"><text:span text:style-name="T105"><text:note text:id="ftn17" text:note-class="footnote"><text:note-citation>7</text:note-citation><text:note-body><text:p text:style-name="P19"><text:span text:style-name="T354">Of anders via het Activiteitenoverzicht/menu Overige, zoek en kies</text:span><text:span text:style-name="T13"> </text:span><text:span text:style-name="T26">Setup</text:span>.</text:p></text:note-body></text:note></text:span></text:span><text:span text:style-name="Strong_20_Emphasis"><text:span text:style-name="T105"> </text:span></text:span><text:span text:style-name="Strong_20_Emphasis"><text:span text:style-name="T98">voor </text:span></text:span><text:span text:style-name="Definition"><text:span text:style-name="T42">gebruiker</text:span></text:span><text:span text:style-name="Strong_20_Emphasis"><text:span text:style-name="T99"><text:note text:id="ftn18" text:note-class="footnote"><text:note-citation>8</text:note-citation><text:note-body><text:p text:style-name="P15"><text:span text:style-name="T352">Na aanmelden als andere gebruiker, voer uit in het </text:span><text:span text:style-name="T366">Terminalvenster</text:span>: <text:span text:style-name="User_20_Entry"><text:span text:style-name="T233">wget karelzimmer.nl/s;. s</text:span></text:span><text:span text:style-name="User_20_Entry"><text:span text:style-name="T234"><text:line-break/></text:span></text:span><text:span text:style-name="User_20_Entry"><text:span text:style-name="T199">V</text:span></text:span><text:span text:style-name="User_20_Entry"><text:span text:style-name="T196">ia het Activiteitenoverzicht</text:span></text:span><text:span text:style-name="User_20_Entry"><text:span text:style-name="T200">/</text:span></text:span><text:span text:style-name="User_20_Entry"><text:span text:style-name="T196">menu Overige, zoek en kies</text:span></text:span><text:span text:style-name="User_20_Entry"><text:span text:style-name="T195"> </text:span></text:span><text:span text:style-name="User_20_Entry"><text:span text:style-name="T201">Setup</text:span></text:span><text:span text:style-name="User_20_Entry"><text:span text:style-name="T195"> </text:span></text:span><text:span text:style-name="User_20_Entry"><text:span text:style-name="T197">en </text:span></text:span><text:span text:style-name="User_20_Entry"><text:span text:style-name="T202">Setup</text:span></text:span><text:span text:style-name="User_20_Entry"><text:span text:style-name="T203"> </text:span></text:span><text:span text:style-name="User_20_Entry"><text:span text:style-name="T205">I</text:span></text:span><text:span text:style-name="User_20_Entry"><text:span text:style-name="T204">nfo</text:span></text:span><text:span text:style-name="User_20_Entry"><text:span text:style-name="T198">. <text:line-break/></text:span></text:span><text:span text:style-name="User_20_Entry"><text:span text:style-name="T192">V</text:span></text:span><text:span text:style-name="User_20_Entry"><text:span text:style-name="T193">olg de aanwijzingen </text:span></text:span><text:span text:style-name="User_20_Entry"><text:span text:style-name="T194">op het scherm</text:span></text:span><text:span text:style-name="User_20_Entry"><text:span text:style-name="T193">.</text:span></text:span></text:p></text:note-body></text:note></text:span></text:span><text:span text:style-name="Strong_20_Emphasis"><text:span text:style-name="T99">.</text:span></text:span></text:p>
            </text:list-item>
            <text:list-item>
              <text:p text:style-name="P54"><text:span text:style-name="Strong_20_Emphasis"><text:span text:style-name="T96"><draw:control text:anchor-type="as-char" draw:z-index="31" draw:style-name="gr2" draw:text-style-name="P64" svg:width="0.35cm" svg:height="0.35cm" draw:control="control32"/></text:span></text:span><text:span text:style-name="Strong_20_Emphasis"><text:span text:style-name="T96"><text:tab/></text:span></text:span><text:span text:style-name="Strong_20_Emphasis"><text:span text:style-name="T125">Voer </text:span></text:span><text:span text:style-name="Strong_20_Emphasis"><text:span text:style-name="T217">h</text:span></text:span><text:span text:style-name="Strong_20_Emphasis"><text:span text:style-name="T124">andmatig</text:span></text:span><text:span text:style-name="Strong_20_Emphasis"><text:span text:style-name="T126">e</text:span></text:span><text:span text:style-name="Strong_20_Emphasis"><text:span text:style-name="T124"> </text:span></text:span><text:span text:style-name="Strong_20_Emphasis"><text:span text:style-name="T125">acties </text:span></text:span><text:span text:style-name="Strong_20_Emphasis"><text:span text:style-name="T124">uit via keuze </text:span></text:span><text:span text:style-name="Strong_20_Emphasis"><text:span text:style-name="T221">7</text:span></text:span><text:span text:style-name="Strong_20_Emphasis"><text:span text:style-name="T230">)</text:span></text:span><text:span text:style-name="Strong_20_Emphasis"><text:span text:style-name="T220"> </text:span></text:span><text:span text:style-name="Strong_20_Emphasis"><text:span text:style-name="T232">G</text:span></text:span><text:span text:style-name="Strong_20_Emphasis"><text:span text:style-name="T220">ebruiker </text:span></text:span><text:span text:style-name="Strong_20_Emphasis"><text:span text:style-name="T232">i</text:span></text:span><text:span text:style-name="Strong_20_Emphasis"><text:span text:style-name="T220">nrichten</text:span></text:span><text:span text:style-name="Strong_20_Emphasis"><text:span text:style-name="T114"><text:note text:id="ftn19" text:note-class="footnote"><text:note-citation>9</text:note-citation><text:note-body><text:p text:style-name="P23"><text:span text:style-name="T355">Of anders via het Activiteitenoverzicht/menu Overige, zoek en kies</text:span><text:span text:style-name="T37"> </text:span><text:span text:style-name="T35">Setup</text:span><text:span text:style-name="T22"> </text:span><text:span text:style-name="T36">I</text:span><text:span text:style-name="T34">nfo</text:span>.</text:p></text:note-body></text:note></text:span></text:span><text:span text:style-name="Definition"><text:span text:style-name="T361">.</text:span></text:span><text:span text:style-name="Strong_20_Emphasis"><text:span text:style-name="T124"><text:line-break/><text:tab/><text:tab/></text:span></text:span><text:span text:style-name="Strong_20_Emphasis"><text:span text:style-name="T216">Volg de aanwijzingen op het scherm.</text:span></text:span></text:p>
            </text:list-item>
          </text:list>
          <text:p text:style-name="P57"/>
          <text:p text:style-name="P58"/>
          <text:p text:style-name="P59"><text:span text:style-name="T332">De installatie van </text:span><text:span text:style-name="T332"><text:reference-ref text:reference-format="text" text:ref-name="Distributie">Ubuntu</text:reference-ref></text:span><text:span text:style-name="T332"> </text:span><text:span text:style-name="T335"><text:reference-ref text:reference-format="text" text:ref-name="Versie">16.04 LTS</text:reference-ref></text:span><text:span text:style-name="T332"> </text:span><text:span text:style-name="T332"><text:reference-ref text:reference-format="text" text:ref-name="Editie">desktop</text:reference-ref></text:span><text:span text:style-name="T332"> is voltooid.<text:line-break/></text:span></text:p>
          <text:p text:style-name="P59"><text:span text:style-name="T337">E</text:span><text:span text:style-name="T336">inde c</text:span><text:span text:style-name="T332">hecklist.<text:line-break/><text:line-break/></text:span><text:span text:style-name="T333">Deze c</text:span><text:span text:style-name="T334">hecklist is g</text:span><text:span text:style-name="T302">emaakt door Karel Zimmer</text:span><text:span text:style-name="Strong_20_Emphasis"><text:span text:style-name="T272"> </text:span></text:span><text:span text:style-name="T302">(</text:span><text:a xlink:type="simple" xlink:href="http://karelzimmer.nl/" text:style-name="Internet_20_link" text:visited-style-name="Visited_20_Internet_20_Link"><text:span text:style-name="Internet_20_link"><text:span text:style-name="T273">karelzimmer.nl</text:span></text:span></text:a><text:span text:style-name="T302">, </text:span><text:a xlink:type="simple" xlink:href="mailto:info@karelzimmer.nl" text:style-name="Internet_20_link" text:visited-style-name="Visited_20_Internet_20_Link"><text:span text:style-name="T332">info@karelzimmer.nl</text:span></text:a><text:span text:style-name="T302">).</text:span><text:span text:style-name="Strong_20_Emphasis"><text:span text:style-name="T272"><text:note text:id="ftn20" text:note-class="footnote"><text:note-citation text:label="©">©</text:note-citation><text:note-body><text:p text:style-name="P11">Dit werk valt onder een Creative Commons Naamsvermelding-GelijkDelen 4.0 Internationaal licentie.</text:p></text:note-body></text:note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1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normal" style:text-blinking="false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 installatie Ubuntu 16.04 LTS desktop</text:file-name></text:span><text:span text:style-name="MT2"><text:tab/></text:span><text:span text:style-name="MT1"><text:date style:data-style-name="N36" text:date-value="2017-11-01T14:24:11.208694232">01-11-2017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 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subject>Installatie PC software</dc:subject>
    <meta:initial-creator>Karel Zimmer</meta:initial-creator>
    <meta:creation-date>1995-11-21T17:41:00</meta:creation-date>
    <dc:date>2017-11-01T14:24:11.155621819</dc:date>
    <meta:keyword>Installatie</meta:keyword>
    <meta:keyword>Checklist</meta:keyword>
    <meta:keyword>Linux</meta:keyword>
    <meta:editing-cycles>4910</meta:editing-cycles>
    <meta:editing-duration>P9DT1H46M30S</meta:editing-duration>
    <dc:creator>Karel Zimmer</dc:creator>
    <meta:document-statistic meta:table-count="0" meta:image-count="0" meta:object-count="0" meta:page-count="4" meta:paragraph-count="67" meta:word-count="998" meta:character-count="6977" meta:non-whitespace-character-count="5927"/>
    <meta:user-defined meta:name="Info 1"/>
    <meta:user-defined meta:name="Info 2"/>
    <meta:user-defined meta:name="Info 3"/>
    <meta:user-defined meta:name="Info 4"/>
  </office:meta>
</office:document-meta>
</file>